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270700" table:style-name="ce7">
            <text:p>11.270.700</text:p>
          </table:table-cell>
          <table:table-cell office:value-type="float" office:value="870000" table:style-name="ce7">
            <text:p>870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330900" table:style-name="ce9">
            <text:p>17.330.900</text:p>
          </table:table-cell>
          <table:table-cell office:value-type="float" office:value="16529367.5" table:style-name="ce9">
            <text:p>16.529.368</text:p>
          </table:table-cell>
          <table:table-cell office:value-type="percentage" office:value="0.9537512477713217" table:style-name="ce10">
            <text:p>95,38%</text:p>
          </table:table-cell>
          <table:table-cell office:value-type="float" office:value="7433235" table:style-name="ce8">
            <text:p>7.433.235</text:p>
          </table:table-cell>
          <table:table-cell office:value-type="float" office:value="6910121" table:style-name="ce8">
            <text:p>6.910.121</text:p>
          </table:table-cell>
          <table:table-cell office:value-type="float" office:value="3726604" table:style-name="ce8">
            <text:p>3.726.604</text:p>
          </table:table-cell>
          <table:table-cell office:value-type="date" office:date-value="2022-02-09T00:00:00" table:style-name="ce11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68390" table:style-name="ce7">
            <text:p>468.3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61821" table:style-name="ce14">
            <text:p>2.761.821</text:p>
          </table:table-cell>
          <table:table-cell office:value-type="float" office:value="2567284" table:style-name="ce14">
            <text:p>2.567.284</text:p>
          </table:table-cell>
          <table:table-cell office:value-type="percentage" office:value="0.92956205344227594" table:style-name="ce15">
            <text:p>92,96%</text:p>
          </table:table-cell>
          <table:table-cell office:value-type="float" office:value="1143214" table:style-name="ce13">
            <text:p>1.143.214</text:p>
          </table:table-cell>
          <table:table-cell office:value-type="float" office:value="1074852" table:style-name="ce13">
            <text:p>1.074.852</text:p>
          </table:table-cell>
          <table:table-cell office:value-type="float" office:value="648513" table:style-name="ce13">
            <text:p>648.513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78000" table:style-name="ce7">
            <text:p>78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33665" table:style-name="ce14">
            <text:p>2.433.665</text:p>
          </table:table-cell>
          <table:table-cell office:value-type="float" office:value="2232110" table:style-name="ce14">
            <text:p>2.232.110</text:p>
          </table:table-cell>
          <table:table-cell office:value-type="percentage" office:value="0.91718046649805951" table:style-name="ce15">
            <text:p>91,72%</text:p>
          </table:table-cell>
          <table:table-cell office:value-type="float" office:value="923626" table:style-name="ce13">
            <text:p>923.626</text:p>
          </table:table-cell>
          <table:table-cell office:value-type="float" office:value="872962" table:style-name="ce13">
            <text:p>872.962</text:p>
          </table:table-cell>
          <table:table-cell office:value-type="float" office:value="697981" table:style-name="ce13">
            <text:p>697.981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83089.5" table:style-name="ce14">
            <text:p>1.983.090</text:p>
          </table:table-cell>
          <table:table-cell office:value-type="percentage" office:value="0.87833835450315223" table:style-name="ce15">
            <text:p>87,83%</text:p>
          </table:table-cell>
          <table:table-cell office:value-type="float" office:value="924354" table:style-name="ce13">
            <text:p>924.354</text:p>
          </table:table-cell>
          <table:table-cell office:value-type="float" office:value="880367" table:style-name="ce13">
            <text:p>880.367</text:p>
          </table:table-cell>
          <table:table-cell office:value-type="float" office:value="433578" table:style-name="ce13">
            <text:p>433.578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186000" table:style-name="ce7">
            <text:p>186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42600" table:style-name="ce14">
            <text:p>4.342.600</text:p>
          </table:table-cell>
          <table:table-cell office:value-type="float" office:value="4003320" table:style-name="ce14">
            <text:p>4.003.320</text:p>
          </table:table-cell>
          <table:table-cell office:value-type="percentage" office:value="0.9218716897711049" table:style-name="ce15">
            <text:p>92,19%</text:p>
          </table:table-cell>
          <table:table-cell office:value-type="float" office:value="1808168" table:style-name="ce13">
            <text:p>1.808.168</text:p>
          </table:table-cell>
          <table:table-cell office:value-type="float" office:value="1682858" table:style-name="ce13">
            <text:p>1.682.858</text:p>
          </table:table-cell>
          <table:table-cell office:value-type="float" office:value="903458" table:style-name="ce13">
            <text:p>903.458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20282.5" table:style-name="ce14">
            <text:p>1.220.283</text:p>
          </table:table-cell>
          <table:table-cell office:value-type="percentage" office:value="0.94420608330302769" table:style-name="ce15">
            <text:p>94,42%</text:p>
          </table:table-cell>
          <table:table-cell office:value-type="float" office:value="516610" table:style-name="ce13">
            <text:p>516.610</text:p>
          </table:table-cell>
          <table:table-cell office:value-type="float" office:value="488847" table:style-name="ce13">
            <text:p>488.847</text:p>
          </table:table-cell>
          <table:table-cell office:value-type="float" office:value="334022" table:style-name="ce13">
            <text:p>334.022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192000" table:style-name="ce7">
            <text:p>19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531638" table:style-name="ce14">
            <text:p>5.531.638</text:p>
          </table:table-cell>
          <table:table-cell office:value-type="float" office:value="5159057.5" table:style-name="ce14">
            <text:p>5.159.058</text:p>
          </table:table-cell>
          <table:table-cell office:value-type="percentage" office:value="0.93264553826551921" table:style-name="ce15">
            <text:p>93,26%</text:p>
          </table:table-cell>
          <table:table-cell office:value-type="float" office:value="2137193" table:style-name="ce13">
            <text:p>2.137.193</text:p>
          </table:table-cell>
          <table:table-cell office:value-type="float" office:value="2009013" table:style-name="ce13">
            <text:p>2.009.013</text:p>
          </table:table-cell>
          <table:table-cell office:value-type="float" office:value="1417029" table:style-name="ce13">
            <text:p>1.417.029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04000" table:style-name="ce7">
            <text:p>20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280785" table:style-name="ce14">
            <text:p>4.280.785</text:p>
          </table:table-cell>
          <table:table-cell office:value-type="float" office:value="3830875.5" table:style-name="ce14">
            <text:p>3.830.876</text:p>
          </table:table-cell>
          <table:table-cell office:value-type="percentage" office:value="0.89490023441962163" table:style-name="ce15">
            <text:p>89,49%</text:p>
          </table:table-cell>
          <table:table-cell office:value-type="float" office:value="1753571" table:style-name="ce13">
            <text:p>1.753.571</text:p>
          </table:table-cell>
          <table:table-cell office:value-type="float" office:value="1612518" table:style-name="ce13">
            <text:p>1.612.518</text:p>
          </table:table-cell>
          <table:table-cell office:value-type="float" office:value="965665" table:style-name="ce13">
            <text:p>965.665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57675.5" table:style-name="ce14">
            <text:p>13.757.676</text:p>
          </table:table-cell>
          <table:table-cell office:value-type="percentage" office:value="0.93503440706015883" table:style-name="ce15">
            <text:p>93,50%</text:p>
          </table:table-cell>
          <table:table-cell office:value-type="float" office:value="6458784" table:style-name="ce13">
            <text:p>6.458.784</text:p>
          </table:table-cell>
          <table:table-cell office:value-type="float" office:value="6095782" table:style-name="ce13">
            <text:p>6.095.782</text:p>
          </table:table-cell>
          <table:table-cell office:value-type="float" office:value="3433450" table:style-name="ce13">
            <text:p>3.433.450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780000" table:style-name="ce7">
            <text:p>780.000</text:p>
          </table:table-cell>
          <table:table-cell office:value-type="float" office:value="2112740" table:style-name="ce7">
            <text:p>2.112.7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917415" table:style-name="ce14">
            <text:p>10.917.415</text:p>
          </table:table-cell>
          <table:table-cell office:value-type="float" office:value="9744334.5" table:style-name="ce14">
            <text:p>9.744.335</text:p>
          </table:table-cell>
          <table:table-cell office:value-type="percentage" office:value="0.8925496099580349" table:style-name="ce15">
            <text:p>89,25%</text:p>
          </table:table-cell>
          <table:table-cell office:value-type="float" office:value="4390953" table:style-name="ce13">
            <text:p>4.390.953</text:p>
          </table:table-cell>
          <table:table-cell office:value-type="float" office:value="4099638" table:style-name="ce13">
            <text:p>4.099.638</text:p>
          </table:table-cell>
          <table:table-cell office:value-type="float" office:value="2648395" table:style-name="ce13">
            <text:p>2.648.395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96000" table:style-name="ce7">
            <text:p>9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21228" table:style-name="ce14">
            <text:p>2.221.228</text:p>
          </table:table-cell>
          <table:table-cell office:value-type="float" office:value="2214925.5" table:style-name="ce14">
            <text:p>2.214.926</text:p>
          </table:table-cell>
          <table:table-cell office:value-type="percentage" office:value="0.99716260554972291" table:style-name="ce15">
            <text:p>99,72%</text:p>
          </table:table-cell>
          <table:table-cell office:value-type="float" office:value="958944" table:style-name="ce13">
            <text:p>958.944</text:p>
          </table:table-cell>
          <table:table-cell office:value-type="float" office:value="896106" table:style-name="ce13">
            <text:p>896.106</text:p>
          </table:table-cell>
          <table:table-cell office:value-type="float" office:value="569773" table:style-name="ce13">
            <text:p>569.773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10000" table:style-name="ce7">
            <text:p>21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6013364" table:style-name="ce14">
            <text:p>6.013.364</text:p>
          </table:table-cell>
          <table:table-cell office:value-type="float" office:value="5953843" table:style-name="ce14">
            <text:p>5.953.843</text:p>
          </table:table-cell>
          <table:table-cell office:value-type="percentage" office:value="0.99010187974651132" table:style-name="ce15">
            <text:p>99,01%</text:p>
          </table:table-cell>
          <table:table-cell office:value-type="float" office:value="2465070" table:style-name="ce13">
            <text:p>2.465.070</text:p>
          </table:table-cell>
          <table:table-cell office:value-type="float" office:value="2321620" table:style-name="ce13">
            <text:p>2.321.620</text:p>
          </table:table-cell>
          <table:table-cell office:value-type="float" office:value="1885870" table:style-name="ce13">
            <text:p>1.885.870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47005" table:style-name="ce7">
            <text:p>447.0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55045" table:style-name="ce14">
            <text:p>655.045</text:p>
          </table:table-cell>
          <table:table-cell office:value-type="float" office:value="615852" table:style-name="ce14">
            <text:p>615.852</text:p>
          </table:table-cell>
          <table:table-cell office:value-type="percentage" office:value="0.94016746941049856" table:style-name="ce15">
            <text:p>94,02%</text:p>
          </table:table-cell>
          <table:table-cell office:value-type="float" office:value="281966" table:style-name="ce13">
            <text:p>281.966</text:p>
          </table:table-cell>
          <table:table-cell office:value-type="float" office:value="261727" table:style-name="ce13">
            <text:p>261.727</text:p>
          </table:table-cell>
          <table:table-cell office:value-type="float" office:value="151000" table:style-name="ce13">
            <text:p>151.000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739422" table:style-name="ce14">
            <text:p>12.739.422</text:p>
          </table:table-cell>
          <table:table-cell office:value-type="percentage" office:value="0.99130252089397131" table:style-name="ce15">
            <text:p>99,13%</text:p>
          </table:table-cell>
          <table:table-cell office:value-type="float" office:value="5746464" table:style-name="ce13">
            <text:p>5.746.464</text:p>
          </table:table-cell>
          <table:table-cell office:value-type="float" office:value="5375941" table:style-name="ce13">
            <text:p>5.375.941</text:p>
          </table:table-cell>
          <table:table-cell office:value-type="float" office:value="3082758" table:style-name="ce13">
            <text:p>3.082.758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68000" table:style-name="ce7">
            <text:p>168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79735" table:style-name="ce14">
            <text:p>2.879.735</text:p>
          </table:table-cell>
          <table:table-cell office:value-type="float" office:value="2715762.5" table:style-name="ce14">
            <text:p>2.715.763</text:p>
          </table:table-cell>
          <table:table-cell office:value-type="percentage" office:value="0.94305986488340077" table:style-name="ce15">
            <text:p>94,31%</text:p>
          </table:table-cell>
          <table:table-cell office:value-type="float" office:value="1296373" table:style-name="ce13">
            <text:p>1.296.373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2767.5" table:style-name="ce14">
            <text:p>1.262.768</text:p>
          </table:table-cell>
          <table:table-cell office:value-type="percentage" office:value="0.91987023289458447" table:style-name="ce15">
            <text:p>91,99%</text:p>
          </table:table-cell>
          <table:table-cell office:value-type="float" office:value="564641" table:style-name="ce13">
            <text:p>564.641</text:p>
          </table:table-cell>
          <table:table-cell office:value-type="float" office:value="533567" table:style-name="ce13">
            <text:p>533.567</text:p>
          </table:table-cell>
          <table:table-cell office:value-type="float" office:value="319474" table:style-name="ce13">
            <text:p>319.474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04000" table:style-name="ce7">
            <text:p>204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49005" table:style-name="ce14">
            <text:p>4.649.005</text:p>
          </table:table-cell>
          <table:table-cell office:value-type="float" office:value="4292612" table:style-name="ce14">
            <text:p>4.292.612</text:p>
          </table:table-cell>
          <table:table-cell office:value-type="percentage" office:value="0.92333994048188806" table:style-name="ce15">
            <text:p>92,33%</text:p>
          </table:table-cell>
          <table:table-cell office:value-type="float" office:value="1938394" table:style-name="ce13">
            <text:p>1.938.394</text:p>
          </table:table-cell>
          <table:table-cell office:value-type="float" office:value="1828275" table:style-name="ce13">
            <text:p>1.828.275</text:p>
          </table:table-cell>
          <table:table-cell office:value-type="float" office:value="1117785" table:style-name="ce13">
            <text:p>1.117.785</text:p>
          </table:table-cell>
          <table:table-cell office:value-type="date" office:date-value="2022-02-09T00:00:00" table:style-name="ce16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8910" table:style-name="ce7">
            <text:p>28.9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389" table:style-name="ce14">
            <text:p>165.389</text:p>
          </table:table-cell>
          <table:table-cell office:value-type="float" office:value="147113" table:style-name="ce14">
            <text:p>147.113</text:p>
          </table:table-cell>
          <table:table-cell office:value-type="percentage" office:value="0.8894968831058897" table:style-name="ce15">
            <text:p>88,95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29993" table:style-name="ce13">
            <text:p>29.993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4857.5" table:style-name="ce14">
            <text:p>134.858</text:p>
          </table:table-cell>
          <table:table-cell office:value-type="percentage" office:value="0.85471859551273921" table:style-name="ce15">
            <text:p>85,47%</text:p>
          </table:table-cell>
          <table:table-cell office:value-type="float" office:value="65039" table:style-name="ce13">
            <text:p>65.039</text:p>
          </table:table-cell>
          <table:table-cell office:value-type="float" office:value="59357" table:style-name="ce13">
            <text:p>59.357</text:p>
          </table:table-cell>
          <table:table-cell office:value-type="float" office:value="25496" table:style-name="ce13">
            <text:p>25.496</text:p>
          </table:table-cell>
          <table:table-cell office:value-type="date" office:date-value="2022-02-09T00:00:00" table:style-name="ce17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9619" table:style-name="ce14">
            <text:p>199.619</text:p>
          </table:table-cell>
          <table:table-cell office:value-type="percentage" office:value="0.93926860713512694" table:style-name="ce15">
            <text:p>93,93%</text:p>
          </table:table-cell>
          <table:table-cell office:value-type="float" office:value="94973" table:style-name="ce13">
            <text:p>94.973</text:p>
          </table:table-cell>
          <table:table-cell office:value-type="float" office:value="90924" table:style-name="ce13">
            <text:p>90.924</text:p>
          </table:table-cell>
          <table:table-cell office:value-type="float" office:value="39025" table:style-name="ce13">
            <text:p>39.025</text:p>
          </table:table-cell>
          <table:table-cell office:value-type="date" office:date-value="2022-02-09T00:00:00" table:style-name="ce17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30" table:style-name="ce7">
            <text:p>7.5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20" table:style-name="ce14">
            <text:p>12.220</text:p>
          </table:table-cell>
          <table:table-cell office:value-type="float" office:value="11947" table:style-name="ce14">
            <text:p>11.947</text:p>
          </table:table-cell>
          <table:table-cell office:value-type="percentage" office:value="0.97765957446808516" table:style-name="ce15">
            <text:p>97,77%</text:p>
          </table:table-cell>
          <table:table-cell office:value-type="float" office:value="7975" table:style-name="ce13">
            <text:p>7.975</text:p>
          </table:table-cell>
          <table:table-cell office:value-type="float" office:value="7493" table:style-name="ce13">
            <text:p>7.493</text:p>
          </table:table-cell>
          <table:table-cell office:value-type="float" office:value="2460" table:style-name="ce13">
            <text:p>2.460</text:p>
          </table:table-cell>
          <table:table-cell office:value-type="date" office:date-value="2022-02-09T00:00:00" table:style-name="ce17">
            <text:p>0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054687" table:style-name="ce19">
            <text:p>63.054.687</text:p>
          </table:table-cell>
          <table:table-cell office:value-type="float" office:value="4482000" table:style-name="ce19">
            <text:p>4.482.000</text:p>
          </table:table-cell>
          <table:table-cell office:value-type="float" office:value="18392700" table:style-name="ce20">
            <text:p>18.392.7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7052792" table:style-name="ce23">
            <text:p>97.052.792</text:p>
          </table:table-cell>
          <table:table-cell office:value-type="float" office:value="91316117.5" table:style-name="ce23">
            <text:p>91.316.118</text:p>
          </table:table-cell>
          <table:table-cell office:value-type="percentage" office:value="0.94089119558765499" table:style-name="ce24">
            <text:p>94,09%</text:p>
          </table:table-cell>
          <table:table-cell office:value-type="float" office:value="40978740" table:style-name="ce23">
            <text:p>40.978.740</text:p>
          </table:table-cell>
          <table:table-cell office:value-type="float" office:value="38366565" table:style-name="ce23">
            <text:p>38.366.565</text:p>
          </table:table-cell>
          <table:table-cell office:value-type="float" office:value="23057870" table:style-name="ce23">
            <text:p>23.057.870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29569" table:style-name="ce32">
            <text:p>7.029.569</text:p>
          </table:table-cell>
          <table:table-cell office:value-type="percentage" office:value="0.93627654749830347" table:style-name="ce33">
            <text:p>93,6%</text:p>
          </table:table-cell>
          <table:table-cell office:value-type="float" office:value="6910121" table:style-name="ce32">
            <text:p>6.910.121</text:p>
          </table:table-cell>
          <table:table-cell office:value-type="percentage" office:value="0.92036712815188593" table:style-name="ce33">
            <text:p>92,0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206" table:style-name="ce32">
            <text:p>1.094.206</text:p>
          </table:table-cell>
          <table:table-cell office:value-type="percentage" office:value="0.91995850036320592" table:style-name="ce33">
            <text:p>92,0%</text:p>
          </table:table-cell>
          <table:table-cell office:value-type="float" office:value="1074852" table:style-name="ce32">
            <text:p>1.074.852</text:p>
          </table:table-cell>
          <table:table-cell office:value-type="percentage" office:value="0.90368653985848424" table:style-name="ce33">
            <text:p>90,4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861" table:style-name="ce32">
            <text:p>883.861</text:p>
          </table:table-cell>
          <table:table-cell office:value-type="percentage" office:value="0.94993159201974964" table:style-name="ce33">
            <text:p>95,0%</text:p>
          </table:table-cell>
          <table:table-cell office:value-type="float" office:value="872962" table:style-name="ce32">
            <text:p>872.962</text:p>
          </table:table-cell>
          <table:table-cell office:value-type="percentage" office:value="0.93821786732613466" table:style-name="ce33">
            <text:p>93,8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567" table:style-name="ce32">
            <text:p>895.567</text:p>
          </table:table-cell>
          <table:table-cell office:value-type="percentage" office:value="0.82678891087134543" table:style-name="ce33">
            <text:p>82,7%</text:p>
          </table:table-cell>
          <table:table-cell office:value-type="float" office:value="880367" table:style-name="ce32">
            <text:p>880.367</text:p>
          </table:table-cell>
          <table:table-cell office:value-type="percentage" office:value="0.81275624615140318" table:style-name="ce33">
            <text:p>81,3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8314" table:style-name="ce32">
            <text:p>1.738.314</text:p>
          </table:table-cell>
          <table:table-cell office:value-type="percentage" office:value="0.85483299098653409" table:style-name="ce33">
            <text:p>85,5%</text:p>
          </table:table-cell>
          <table:table-cell office:value-type="float" office:value="1682858" table:style-name="ce32">
            <text:p>1.682.858</text:p>
          </table:table-cell>
          <table:table-cell office:value-type="percentage" office:value="0.82756195804993626" table:style-name="ce33">
            <text:p>82,8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477" table:style-name="ce32">
            <text:p>493.477</text:p>
          </table:table-cell>
          <table:table-cell office:value-type="percentage" office:value="0.93627884385518212" table:style-name="ce33">
            <text:p>93,6%</text:p>
          </table:table-cell>
          <table:table-cell office:value-type="float" office:value="488847" table:style-name="ce32">
            <text:p>488.847</text:p>
          </table:table-cell>
          <table:table-cell office:value-type="percentage" office:value="0.92749429858346832" table:style-name="ce33">
            <text:p>92,7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4380" table:style-name="ce32">
            <text:p>2.044.380</text:p>
          </table:table-cell>
          <table:table-cell office:value-type="percentage" office:value="0.94117852872892238" table:style-name="ce33">
            <text:p>94,1%</text:p>
          </table:table-cell>
          <table:table-cell office:value-type="float" office:value="2009013" table:style-name="ce32">
            <text:p>2.009.013</text:p>
          </table:table-cell>
          <table:table-cell office:value-type="percentage" office:value="0.92489649651105887" table:style-name="ce33">
            <text:p>92,5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645" table:style-name="ce32">
            <text:p>1.661.645</text:p>
          </table:table-cell>
          <table:table-cell office:value-type="percentage" office:value="0.91496143896586168" table:style-name="ce33">
            <text:p>91,5%</text:p>
          </table:table-cell>
          <table:table-cell office:value-type="float" office:value="1612518" table:style-name="ce32">
            <text:p>1.612.518</text:p>
          </table:table-cell>
          <table:table-cell office:value-type="percentage" office:value="0.88791034766051313" table:style-name="ce33">
            <text:p>88,8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5421" table:style-name="ce32">
            <text:p>6.235.421</text:p>
          </table:table-cell>
          <table:table-cell office:value-type="percentage" office:value="0.91935128112203113" table:style-name="ce33">
            <text:p>91,9%</text:p>
          </table:table-cell>
          <table:table-cell office:value-type="float" office:value="6095782" table:style-name="ce32">
            <text:p>6.095.782</text:p>
          </table:table-cell>
          <table:table-cell office:value-type="percentage" office:value="0.89876288884754008" table:style-name="ce33">
            <text:p>89,9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69086" table:style-name="ce32">
            <text:p>4.169.086</text:p>
          </table:table-cell>
          <table:table-cell office:value-type="percentage" office:value="0.92810816322078282" table:style-name="ce33">
            <text:p>92,8%</text:p>
          </table:table-cell>
          <table:table-cell office:value-type="float" office:value="4099638" table:style-name="ce32">
            <text:p>4.099.638</text:p>
          </table:table-cell>
          <table:table-cell office:value-type="percentage" office:value="0.91264787870773678" table:style-name="ce33">
            <text:p>91,3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713" table:style-name="ce32">
            <text:p>908.713</text:p>
          </table:table-cell>
          <table:table-cell office:value-type="percentage" office:value="0.95665077008916821" table:style-name="ce33">
            <text:p>95,7%</text:p>
          </table:table-cell>
          <table:table-cell office:value-type="float" office:value="896106" table:style-name="ce32">
            <text:p>896.106</text:p>
          </table:table-cell>
          <table:table-cell office:value-type="percentage" office:value="0.94337870700817994" table:style-name="ce33">
            <text:p>94,3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483" table:style-name="ce32">
            <text:p>2.339.483</text:p>
          </table:table-cell>
          <table:table-cell office:value-type="percentage" office:value="0.9525089704237607" table:style-name="ce33">
            <text:p>95,3%</text:p>
          </table:table-cell>
          <table:table-cell office:value-type="float" office:value="2321620" table:style-name="ce32">
            <text:p>2.321.620</text:p>
          </table:table-cell>
          <table:table-cell office:value-type="percentage" office:value="0.94523613803357887" table:style-name="ce33">
            <text:p>94,5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271" table:style-name="ce32">
            <text:p>268.271</text:p>
          </table:table-cell>
          <table:table-cell office:value-type="percentage" office:value="0.95307642843693485" table:style-name="ce33">
            <text:p>95,3%</text:p>
          </table:table-cell>
          <table:table-cell office:value-type="float" office:value="261727" table:style-name="ce32">
            <text:p>261.727</text:p>
          </table:table-cell>
          <table:table-cell office:value-type="percentage" office:value="0.92982780242931085" table:style-name="ce33">
            <text:p>93,0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9575" table:style-name="ce32">
            <text:p>5.519.575</text:p>
          </table:table-cell>
          <table:table-cell office:value-type="percentage" office:value="0.92441132906418921" table:style-name="ce33">
            <text:p>92,4%</text:p>
          </table:table-cell>
          <table:table-cell office:value-type="float" office:value="5375941" table:style-name="ce32">
            <text:p>5.375.941</text:p>
          </table:table-cell>
          <table:table-cell office:value-type="percentage" office:value="0.90035569129519333" table:style-name="ce33">
            <text:p>90,0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8959" table:style-name="ce32">
            <text:p>538.959</text:p>
          </table:table-cell>
          <table:table-cell office:value-type="percentage" office:value="0.92896096688234908" table:style-name="ce33">
            <text:p>92,9%</text:p>
          </table:table-cell>
          <table:table-cell office:value-type="float" office:value="533567" table:style-name="ce32">
            <text:p>533.567</text:p>
          </table:table-cell>
          <table:table-cell office:value-type="percentage" office:value="0.91966720328728968" table:style-name="ce33">
            <text:p>92,0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658" table:style-name="ce32">
            <text:p>1.859.658</text:p>
          </table:table-cell>
          <table:table-cell office:value-type="percentage" office:value="0.95110862890889314" table:style-name="ce33">
            <text:p>95,1%</text:p>
          </table:table-cell>
          <table:table-cell office:value-type="float" office:value="1828275" table:style-name="ce32">
            <text:p>1.828.275</text:p>
          </table:table-cell>
          <table:table-cell office:value-type="percentage" office:value="0.93505802062444088" table:style-name="ce33">
            <text:p>93,5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28" table:style-name="ce32">
            <text:p>61.728</text:p>
          </table:table-cell>
          <table:table-cell office:value-type="percentage" office:value="0.90422758034746431" table:style-name="ce33">
            <text:p>90,4%</text:p>
          </table:table-cell>
          <table:table-cell office:value-type="float" office:value="59357" table:style-name="ce32">
            <text:p>59.357</text:p>
          </table:table-cell>
          <table:table-cell office:value-type="percentage" office:value="0.86949579585738146" table:style-name="ce33">
            <text:p>86,9%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73" table:style-name="ce32">
            <text:p>94.973</text:p>
          </table:table-cell>
          <table:table-cell office:value-type="string" table:style-name="ce33">
            <text:p>-</text:p>
          </table:table-cell>
          <table:table-cell office:value-type="float" office:value="90924" table:style-name="ce32">
            <text:p>90.924</text:p>
          </table:table-cell>
          <table:table-cell office:value-type="string" table:style-name="ce33">
            <text:p>-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7975" table:style-name="ce32">
            <text:p>7.975</text:p>
          </table:table-cell>
          <table:table-cell office:value-type="string" table:style-name="ce33">
            <text:p>-</text:p>
          </table:table-cell>
          <table:table-cell office:value-type="float" office:value="7493" table:style-name="ce32">
            <text:p>7.493</text:p>
          </table:table-cell>
          <table:table-cell office:value-type="string" table:style-name="ce33">
            <text:p>-</text:p>
          </table:table-cell>
          <table:table-cell office:value-type="date" office:date-value="2022-02-09T00:00:00" table:style-name="ce34">
            <text:p>0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43499" table:style-name="ce35">
            <text:p>39.143.499</text:p>
          </table:table-cell>
          <table:table-cell office:value-type="percentage" office:value="0.92790016307442502" table:style-name="ce36">
            <text:p>92,8%</text:p>
          </table:table-cell>
          <table:table-cell office:value-type="float" office:value="38366565" table:style-name="ce35">
            <text:p>38.366.565</text:p>
          </table:table-cell>
          <table:table-cell office:value-type="percentage" office:value="0.90948287275252337" table:style-name="ce36">
            <text:p>90,9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34" table:style-name="ce45">
            <text:p>435.434</text:p>
          </table:table-cell>
          <table:table-cell office:value-type="percentage" office:value="1" table:style-name="ce46">
            <text:p>100,0%</text:p>
          </table:table-cell>
          <table:table-cell office:value-type="float" office:value="656413" table:style-name="ce45">
            <text:p>656.413</text:p>
          </table:table-cell>
          <table:table-cell office:value-type="percentage" office:value="1" table:style-name="ce46">
            <text:p>100,0%</text:p>
          </table:table-cell>
          <table:table-cell office:value-type="float" office:value="937212" table:style-name="ce45">
            <text:p>937.212</text:p>
          </table:table-cell>
          <table:table-cell office:value-type="percentage" office:value="0.9780668295365722" table:style-name="ce46">
            <text:p>97,8%</text:p>
          </table:table-cell>
          <table:table-cell office:value-type="float" office:value="1229008" table:style-name="ce45">
            <text:p>1.229.008</text:p>
          </table:table-cell>
          <table:table-cell office:value-type="percentage" office:value="0.95450185656780762" table:style-name="ce46">
            <text:p>95,5%</text:p>
          </table:table-cell>
          <table:table-cell office:value-type="float" office:value="1276036" table:style-name="ce45">
            <text:p>1.276.036</text:p>
          </table:table-cell>
          <table:table-cell office:value-type="percentage" office:value="0.92176754776297087" table:style-name="ce46">
            <text:p>92,2%</text:p>
          </table:table-cell>
          <table:table-cell office:value-type="float" office:value="966508" table:style-name="ce45">
            <text:p>966.508</text:p>
          </table:table-cell>
          <table:table-cell office:value-type="percentage" office:value="0.87722970158099722" table:style-name="ce46">
            <text:p>87,7%</text:p>
          </table:table-cell>
          <table:table-cell office:value-type="float" office:value="810164" table:style-name="ce45">
            <text:p>810.164</text:p>
          </table:table-cell>
          <table:table-cell office:value-type="percentage" office:value="0.87480131992674748" table:style-name="ce46">
            <text:p>87,5%</text:p>
          </table:table-cell>
          <table:table-cell office:value-type="float" office:value="718794" table:style-name="ce45">
            <text:p>718.794</text:p>
          </table:table-cell>
          <table:table-cell office:value-type="percentage" office:value="0.93006109884763588" table:style-name="ce46">
            <text:p>93,0%</text:p>
          </table:table-cell>
          <table:table-cell office:value-type="float" office:value="7029569" table:style-name="ce45">
            <text:p>7.029.56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27654749830347" table:style-name="ce46">
            <text:p>93,6%</text:p>
          </table:table-cell>
          <table:table-cell office:value-type="percentage" office:value="0.82679247071675543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58" table:style-name="ce48">
            <text:p>101.658</text:p>
          </table:table-cell>
          <table:table-cell office:value-type="percentage" office:value="1" table:style-name="ce49">
            <text:p>100,0%</text:p>
          </table:table-cell>
          <table:table-cell office:value-type="float" office:value="119828" table:style-name="ce48">
            <text:p>119.828</text:p>
          </table:table-cell>
          <table:table-cell office:value-type="percentage" office:value="1" table:style-name="ce49">
            <text:p>100,0%</text:p>
          </table:table-cell>
          <table:table-cell office:value-type="float" office:value="155965" table:style-name="ce48">
            <text:p>155.965</text:p>
          </table:table-cell>
          <table:table-cell office:value-type="percentage" office:value="0.9668650424648193" table:style-name="ce49">
            <text:p>96,7%</text:p>
          </table:table-cell>
          <table:table-cell office:value-type="float" office:value="188404" table:style-name="ce48">
            <text:p>188.404</text:p>
          </table:table-cell>
          <table:table-cell office:value-type="percentage" office:value="0.93747325471463405" table:style-name="ce49">
            <text:p>93,7%</text:p>
          </table:table-cell>
          <table:table-cell office:value-type="float" office:value="192075" table:style-name="ce48">
            <text:p>192.075</text:p>
          </table:table-cell>
          <table:table-cell office:value-type="percentage" office:value="0.89907178999892345" table:style-name="ce49">
            <text:p>89,9%</text:p>
          </table:table-cell>
          <table:table-cell office:value-type="float" office:value="131529" table:style-name="ce48">
            <text:p>131.529</text:p>
          </table:table-cell>
          <table:table-cell office:value-type="percentage" office:value="0.83099988627604593" table:style-name="ce49">
            <text:p>83,1%</text:p>
          </table:table-cell>
          <table:table-cell office:value-type="float" office:value="110258" table:style-name="ce48">
            <text:p>110.258</text:p>
          </table:table-cell>
          <table:table-cell office:value-type="percentage" office:value="0.84296395969357329" table:style-name="ce49">
            <text:p>84,3%</text:p>
          </table:table-cell>
          <table:table-cell office:value-type="float" office:value="94489" table:style-name="ce48">
            <text:p>94.489</text:p>
          </table:table-cell>
          <table:table-cell office:value-type="percentage" office:value="0.88276950960882683" table:style-name="ce49">
            <text:p>88,3%</text:p>
          </table:table-cell>
          <table:table-cell office:value-type="float" office:value="1094206" table:style-name="ce48">
            <text:p>1.094.206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995850036320592" table:style-name="ce49">
            <text:p>92,0%</text:p>
          </table:table-cell>
          <table:table-cell office:value-type="percentage" office:value="0.82201102369184742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48" table:style-name="ce48">
            <text:p>89.248</text:p>
          </table:table-cell>
          <table:table-cell office:value-type="percentage" office:value="1" table:style-name="ce49">
            <text:p>100,0%</text:p>
          </table:table-cell>
          <table:table-cell office:value-type="float" office:value="114767" table:style-name="ce48">
            <text:p>114.767</text:p>
          </table:table-cell>
          <table:table-cell office:value-type="percentage" office:value="1" table:style-name="ce49">
            <text:p>100,0%</text:p>
          </table:table-cell>
          <table:table-cell office:value-type="float" office:value="149077" table:style-name="ce48">
            <text:p>149.077</text:p>
          </table:table-cell>
          <table:table-cell office:value-type="percentage" office:value="0.9808342654121982" table:style-name="ce49">
            <text:p>98,1%</text:p>
          </table:table-cell>
          <table:table-cell office:value-type="float" office:value="154287" table:style-name="ce48">
            <text:p>154.287</text:p>
          </table:table-cell>
          <table:table-cell office:value-type="percentage" office:value="0.95190118642917521" table:style-name="ce49">
            <text:p>95,2%</text:p>
          </table:table-cell>
          <table:table-cell office:value-type="float" office:value="152281" table:style-name="ce48">
            <text:p>152.281</text:p>
          </table:table-cell>
          <table:table-cell office:value-type="percentage" office:value="0.91779773384763741" table:style-name="ce49">
            <text:p>91,8%</text:p>
          </table:table-cell>
          <table:table-cell office:value-type="float" office:value="92886" table:style-name="ce48">
            <text:p>92.886</text:p>
          </table:table-cell>
          <table:table-cell office:value-type="percentage" office:value="0.85537475481393488" table:style-name="ce49">
            <text:p>85,5%</text:p>
          </table:table-cell>
          <table:table-cell office:value-type="float" office:value="68636" table:style-name="ce48">
            <text:p>68.636</text:p>
          </table:table-cell>
          <table:table-cell office:value-type="percentage" office:value="0.86615683602130189" table:style-name="ce49">
            <text:p>86,6%</text:p>
          </table:table-cell>
          <table:table-cell office:value-type="float" office:value="62679" table:style-name="ce48">
            <text:p>62.679</text:p>
          </table:table-cell>
          <table:table-cell office:value-type="percentage" office:value="0.96050937844795881" table:style-name="ce49">
            <text:p>96,1%</text:p>
          </table:table-cell>
          <table:table-cell office:value-type="float" office:value="883861" table:style-name="ce48">
            <text:p>883.86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4993159201974964" table:style-name="ce49">
            <text:p>95,0%</text:p>
          </table:table-cell>
          <table:table-cell office:value-type="percentage" office:value="0.87261387970448889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4" table:style-name="ce48">
            <text:p>51.844</text:p>
          </table:table-cell>
          <table:table-cell office:value-type="percentage" office:value="0.96664367087427516" table:style-name="ce49">
            <text:p>96,7%</text:p>
          </table:table-cell>
          <table:table-cell office:value-type="float" office:value="79912" table:style-name="ce48">
            <text:p>79.912</text:p>
          </table:table-cell>
          <table:table-cell office:value-type="percentage" office:value="0.91606483710479858" table:style-name="ce49">
            <text:p>91,6%</text:p>
          </table:table-cell>
          <table:table-cell office:value-type="float" office:value="112148" table:style-name="ce48">
            <text:p>112.148</text:p>
          </table:table-cell>
          <table:table-cell office:value-type="percentage" office:value="0.88033094440039872" table:style-name="ce49">
            <text:p>88,0%</text:p>
          </table:table-cell>
          <table:table-cell office:value-type="float" office:value="153613" table:style-name="ce48">
            <text:p>153.613</text:p>
          </table:table-cell>
          <table:table-cell office:value-type="percentage" office:value="0.86538634878428011" table:style-name="ce49">
            <text:p>86,5%</text:p>
          </table:table-cell>
          <table:table-cell office:value-type="float" office:value="173766" table:style-name="ce48">
            <text:p>173.766</text:p>
          </table:table-cell>
          <table:table-cell office:value-type="percentage" office:value="0.80215858888483682" table:style-name="ce49">
            <text:p>80,2%</text:p>
          </table:table-cell>
          <table:table-cell office:value-type="float" office:value="135370" table:style-name="ce48">
            <text:p>135.370</text:p>
          </table:table-cell>
          <table:table-cell office:value-type="percentage" office:value="0.7355186446940184" table:style-name="ce49">
            <text:p>73,6%</text:p>
          </table:table-cell>
          <table:table-cell office:value-type="float" office:value="104794" table:style-name="ce48">
            <text:p>104.794</text:p>
          </table:table-cell>
          <table:table-cell office:value-type="percentage" office:value="0.76373229941769361" table:style-name="ce49">
            <text:p>76,4%</text:p>
          </table:table-cell>
          <table:table-cell office:value-type="float" office:value="84120" table:style-name="ce48">
            <text:p>84.120</text:p>
          </table:table-cell>
          <table:table-cell office:value-type="percentage" office:value="0.84512136312489949" table:style-name="ce49">
            <text:p>84,5%</text:p>
          </table:table-cell>
          <table:table-cell office:value-type="float" office:value="895567" table:style-name="ce48">
            <text:p>895.56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78891087134543" table:style-name="ce49">
            <text:p>82,7%</text:p>
          </table:table-cell>
          <table:table-cell office:value-type="percentage" office:value="0.73420671845217356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73" table:style-name="ce48">
            <text:p>94.773</text:p>
          </table:table-cell>
          <table:table-cell office:value-type="percentage" office:value="0.94431159203682669" table:style-name="ce49">
            <text:p>94,4%</text:p>
          </table:table-cell>
          <table:table-cell office:value-type="float" office:value="156053" table:style-name="ce48">
            <text:p>156.053</text:p>
          </table:table-cell>
          <table:table-cell office:value-type="percentage" office:value="0.93196015431840717" table:style-name="ce49">
            <text:p>93,2%</text:p>
          </table:table-cell>
          <table:table-cell office:value-type="float" office:value="229188" table:style-name="ce48">
            <text:p>229.188</text:p>
          </table:table-cell>
          <table:table-cell office:value-type="percentage" office:value="0.9110850509828865" table:style-name="ce49">
            <text:p>91,1%</text:p>
          </table:table-cell>
          <table:table-cell office:value-type="float" office:value="325450" table:style-name="ce48">
            <text:p>325.450</text:p>
          </table:table-cell>
          <table:table-cell office:value-type="percentage" office:value="0.88378180949199858" table:style-name="ce49">
            <text:p>88,4%</text:p>
          </table:table-cell>
          <table:table-cell office:value-type="float" office:value="324508" table:style-name="ce48">
            <text:p>324.508</text:p>
          </table:table-cell>
          <table:table-cell office:value-type="percentage" office:value="0.82340493015820659" table:style-name="ce49">
            <text:p>82,3%</text:p>
          </table:table-cell>
          <table:table-cell office:value-type="float" office:value="238678" table:style-name="ce48">
            <text:p>238.678</text:p>
          </table:table-cell>
          <table:table-cell office:value-type="percentage" office:value="0.76288587300471133" table:style-name="ce49">
            <text:p>76,3%</text:p>
          </table:table-cell>
          <table:table-cell office:value-type="float" office:value="199122" table:style-name="ce48">
            <text:p>199.122</text:p>
          </table:table-cell>
          <table:table-cell office:value-type="percentage" office:value="0.78187936592701957" table:style-name="ce49">
            <text:p>78,2%</text:p>
          </table:table-cell>
          <table:table-cell office:value-type="float" office:value="170542" table:style-name="ce48">
            <text:p>170.542</text:p>
          </table:table-cell>
          <table:table-cell office:value-type="percentage" office:value="0.92552573738908639" table:style-name="ce49">
            <text:p>92,6%</text:p>
          </table:table-cell>
          <table:table-cell office:value-type="float" office:value="1738314" table:style-name="ce48">
            <text:p>1.738.31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483299098653409" table:style-name="ce49">
            <text:p>85,5%</text:p>
          </table:table-cell>
          <table:table-cell office:value-type="percentage" office:value="0.77452237132129342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6" table:style-name="ce48">
            <text:p>42.566</text:p>
          </table:table-cell>
          <table:table-cell office:value-type="percentage" office:value="1" table:style-name="ce49">
            <text:p>100,0%</text:p>
          </table:table-cell>
          <table:table-cell office:value-type="float" office:value="56194" table:style-name="ce48">
            <text:p>56.194</text:p>
          </table:table-cell>
          <table:table-cell office:value-type="percentage" office:value="1" table:style-name="ce49">
            <text:p>100,0%</text:p>
          </table:table-cell>
          <table:table-cell office:value-type="float" office:value="77248" table:style-name="ce48">
            <text:p>77.248</text:p>
          </table:table-cell>
          <table:table-cell office:value-type="percentage" office:value="0.9746520812041839" table:style-name="ce49">
            <text:p>97,5%</text:p>
          </table:table-cell>
          <table:table-cell office:value-type="float" office:value="85125" table:style-name="ce48">
            <text:p>85.125</text:p>
          </table:table-cell>
          <table:table-cell office:value-type="percentage" office:value="0.93574804880729912" table:style-name="ce49">
            <text:p>93,6%</text:p>
          </table:table-cell>
          <table:table-cell office:value-type="float" office:value="89418" table:style-name="ce48">
            <text:p>89.418</text:p>
          </table:table-cell>
          <table:table-cell office:value-type="percentage" office:value="0.91818125808637796" table:style-name="ce49">
            <text:p>91,8%</text:p>
          </table:table-cell>
          <table:table-cell office:value-type="float" office:value="56728" table:style-name="ce48">
            <text:p>56.728</text:p>
          </table:table-cell>
          <table:table-cell office:value-type="percentage" office:value="0.84469460079216174" table:style-name="ce49">
            <text:p>84,5%</text:p>
          </table:table-cell>
          <table:table-cell office:value-type="float" office:value="43327" table:style-name="ce48">
            <text:p>43.327</text:p>
          </table:table-cell>
          <table:table-cell office:value-type="percentage" office:value="0.85166984451477212" table:style-name="ce49">
            <text:p>85,2%</text:p>
          </table:table-cell>
          <table:table-cell office:value-type="float" office:value="42871" table:style-name="ce48">
            <text:p>42.871</text:p>
          </table:table-cell>
          <table:table-cell office:value-type="percentage" office:value="0.94673497780624072" table:style-name="ce49">
            <text:p>94,7%</text:p>
          </table:table-cell>
          <table:table-cell office:value-type="float" office:value="493477" table:style-name="ce48">
            <text:p>493.47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27884385518212" table:style-name="ce49">
            <text:p>93,6%</text:p>
          </table:table-cell>
          <table:table-cell office:value-type="percentage" office:value="0.84549434169158155" table:style-name="ce49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3" table:style-name="ce48">
            <text:p>229.983</text:p>
          </table:table-cell>
          <table:table-cell office:value-type="percentage" office:value="1" table:style-name="ce49">
            <text:p>100,0%</text:p>
          </table:table-cell>
          <table:table-cell office:value-type="float" office:value="252309" table:style-name="ce48">
            <text:p>252.309</text:p>
          </table:table-cell>
          <table:table-cell office:value-type="percentage" office:value="1" table:style-name="ce49">
            <text:p>100,0%</text:p>
          </table:table-cell>
          <table:table-cell office:value-type="float" office:value="324537" table:style-name="ce48">
            <text:p>324.537</text:p>
          </table:table-cell>
          <table:table-cell office:value-type="percentage" office:value="0.99173091555816317" table:style-name="ce49">
            <text:p>99,2%</text:p>
          </table:table-cell>
          <table:table-cell office:value-type="float" office:value="357746" table:style-name="ce48">
            <text:p>357.746</text:p>
          </table:table-cell>
          <table:table-cell office:value-type="percentage" office:value="0.93846585677447447" table:style-name="ce49">
            <text:p>93,8%</text:p>
          </table:table-cell>
          <table:table-cell office:value-type="float" office:value="325945" table:style-name="ce48">
            <text:p>325.945</text:p>
          </table:table-cell>
          <table:table-cell office:value-type="percentage" office:value="0.90489503112142633" table:style-name="ce49">
            <text:p>90,5%</text:p>
          </table:table-cell>
          <table:table-cell office:value-type="float" office:value="218591" table:style-name="ce48">
            <text:p>218.591</text:p>
          </table:table-cell>
          <table:table-cell office:value-type="percentage" office:value="0.84430015990606488" table:style-name="ce49">
            <text:p>84,4%</text:p>
          </table:table-cell>
          <table:table-cell office:value-type="float" office:value="180422" table:style-name="ce48">
            <text:p>180.422</text:p>
          </table:table-cell>
          <table:table-cell office:value-type="percentage" office:value="0.8519352721469079" table:style-name="ce49">
            <text:p>85,2%</text:p>
          </table:table-cell>
          <table:table-cell office:value-type="float" office:value="154847" table:style-name="ce48">
            <text:p>154.847</text:p>
          </table:table-cell>
          <table:table-cell office:value-type="percentage" office:value="0.92062331300015454" table:style-name="ce49">
            <text:p>92,1%</text:p>
          </table:table-cell>
          <table:table-cell office:value-type="float" office:value="2044380" table:style-name="ce48">
            <text:p>2.044.38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17852872892238" table:style-name="ce49">
            <text:p>94,1%</text:p>
          </table:table-cell>
          <table:table-cell office:value-type="percentage" office:value="0.85659013956388219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5" table:style-name="ce48">
            <text:p>139.445</text:p>
          </table:table-cell>
          <table:table-cell office:value-type="percentage" office:value="1" table:style-name="ce49">
            <text:p>100,0%</text:p>
          </table:table-cell>
          <table:table-cell office:value-type="float" office:value="159962" table:style-name="ce48">
            <text:p>159.962</text:p>
          </table:table-cell>
          <table:table-cell office:value-type="percentage" office:value="1" table:style-name="ce49">
            <text:p>100,0%</text:p>
          </table:table-cell>
          <table:table-cell office:value-type="float" office:value="226234" table:style-name="ce48">
            <text:p>226.234</text:p>
          </table:table-cell>
          <table:table-cell office:value-type="percentage" office:value="0.9921325451260371" table:style-name="ce49">
            <text:p>99,2%</text:p>
          </table:table-cell>
          <table:table-cell office:value-type="float" office:value="290777" table:style-name="ce48">
            <text:p>290.777</text:p>
          </table:table-cell>
          <table:table-cell office:value-type="percentage" office:value="0.93375229201655707" table:style-name="ce49">
            <text:p>93,4%</text:p>
          </table:table-cell>
          <table:table-cell office:value-type="float" office:value="292651" table:style-name="ce48">
            <text:p>292.651</text:p>
          </table:table-cell>
          <table:table-cell office:value-type="percentage" office:value="0.88499490445474638" table:style-name="ce49">
            <text:p>88,5%</text:p>
          </table:table-cell>
          <table:table-cell office:value-type="float" office:value="212434" table:style-name="ce48">
            <text:p>212.434</text:p>
          </table:table-cell>
          <table:table-cell office:value-type="percentage" office:value="0.82418302935779109" table:style-name="ce49">
            <text:p>82,4%</text:p>
          </table:table-cell>
          <table:table-cell office:value-type="float" office:value="180696" table:style-name="ce48">
            <text:p>180.696</text:p>
          </table:table-cell>
          <table:table-cell office:value-type="percentage" office:value="0.82512603200116896" table:style-name="ce49">
            <text:p>82,5%</text:p>
          </table:table-cell>
          <table:table-cell office:value-type="float" office:value="159446" table:style-name="ce48">
            <text:p>159.446</text:p>
          </table:table-cell>
          <table:table-cell office:value-type="percentage" office:value="0.89669096144328975" table:style-name="ce49">
            <text:p>89,7%</text:p>
          </table:table-cell>
          <table:table-cell office:value-type="float" office:value="1661645" table:style-name="ce48">
            <text:p>1.661.645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96143896586168" table:style-name="ce49">
            <text:p>91,5%</text:p>
          </table:table-cell>
          <table:table-cell office:value-type="percentage" office:value="0.81109029529603793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31" table:style-name="ce48">
            <text:p>461.031</text:p>
          </table:table-cell>
          <table:table-cell office:value-type="percentage" office:value="1" table:style-name="ce49">
            <text:p>100,0%</text:p>
          </table:table-cell>
          <table:table-cell office:value-type="float" office:value="621955" table:style-name="ce48">
            <text:p>621.955</text:p>
          </table:table-cell>
          <table:table-cell office:value-type="percentage" office:value="0.97832276290787368" table:style-name="ce49">
            <text:p>97,8%</text:p>
          </table:table-cell>
          <table:table-cell office:value-type="float" office:value="809704" table:style-name="ce48">
            <text:p>809.704</text:p>
          </table:table-cell>
          <table:table-cell office:value-type="percentage" office:value="0.94981723997165934" table:style-name="ce49">
            <text:p>95,0%</text:p>
          </table:table-cell>
          <table:table-cell office:value-type="float" office:value="1044391" table:style-name="ce48">
            <text:p>1.044.391</text:p>
          </table:table-cell>
          <table:table-cell office:value-type="percentage" office:value="0.95169495927195258" table:style-name="ce49">
            <text:p>95,2%</text:p>
          </table:table-cell>
          <table:table-cell office:value-type="float" office:value="1165539" table:style-name="ce48">
            <text:p>1.165.539</text:p>
          </table:table-cell>
          <table:table-cell office:value-type="percentage" office:value="0.91376839431452028" table:style-name="ce49">
            <text:p>91,4%</text:p>
          </table:table-cell>
          <table:table-cell office:value-type="float" office:value="831421" table:style-name="ce48">
            <text:p>831.421</text:p>
          </table:table-cell>
          <table:table-cell office:value-type="percentage" office:value="0.86012509465895881" table:style-name="ce49">
            <text:p>86,0%</text:p>
          </table:table-cell>
          <table:table-cell office:value-type="float" office:value="697901" table:style-name="ce48">
            <text:p>697.901</text:p>
          </table:table-cell>
          <table:table-cell office:value-type="percentage" office:value="0.84180910899114525" table:style-name="ce49">
            <text:p>84,2%</text:p>
          </table:table-cell>
          <table:table-cell office:value-type="float" office:value="603479" table:style-name="ce48">
            <text:p>603.479</text:p>
          </table:table-cell>
          <table:table-cell office:value-type="percentage" office:value="0.89888629549141075" table:style-name="ce49">
            <text:p>89,9%</text:p>
          </table:table-cell>
          <table:table-cell office:value-type="float" office:value="6235421" table:style-name="ce48">
            <text:p>6.235.42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35128112203113" table:style-name="ce49">
            <text:p>91,9%</text:p>
          </table:table-cell>
          <table:table-cell office:value-type="percentage" office:value="0.81282953384538359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092" table:style-name="ce48">
            <text:p>298.092</text:p>
          </table:table-cell>
          <table:table-cell office:value-type="percentage" office:value="1" table:style-name="ce49">
            <text:p>100,0%</text:p>
          </table:table-cell>
          <table:table-cell office:value-type="float" office:value="436317" table:style-name="ce48">
            <text:p>436.317</text:p>
          </table:table-cell>
          <table:table-cell office:value-type="percentage" office:value="0.99213463217638065" table:style-name="ce49">
            <text:p>99,2%</text:p>
          </table:table-cell>
          <table:table-cell office:value-type="float" office:value="574578" table:style-name="ce48">
            <text:p>574.578</text:p>
          </table:table-cell>
          <table:table-cell office:value-type="percentage" office:value="0.96221656562950064" table:style-name="ce49">
            <text:p>96,2%</text:p>
          </table:table-cell>
          <table:table-cell office:value-type="float" office:value="721485" table:style-name="ce48">
            <text:p>721.485</text:p>
          </table:table-cell>
          <table:table-cell office:value-type="percentage" office:value="0.94646305372191375" table:style-name="ce49">
            <text:p>94,6%</text:p>
          </table:table-cell>
          <table:table-cell office:value-type="float" office:value="765402" table:style-name="ce48">
            <text:p>765.402</text:p>
          </table:table-cell>
          <table:table-cell office:value-type="percentage" office:value="0.91040925489132563" table:style-name="ce49">
            <text:p>91,0%</text:p>
          </table:table-cell>
          <table:table-cell office:value-type="float" office:value="529208" table:style-name="ce48">
            <text:p>529.208</text:p>
          </table:table-cell>
          <table:table-cell office:value-type="percentage" office:value="0.86201319062224624" table:style-name="ce49">
            <text:p>86,2%</text:p>
          </table:table-cell>
          <table:table-cell office:value-type="float" office:value="446437" table:style-name="ce48">
            <text:p>446.437</text:p>
          </table:table-cell>
          <table:table-cell office:value-type="percentage" office:value="0.87063281413022919" table:style-name="ce49">
            <text:p>87,1%</text:p>
          </table:table-cell>
          <table:table-cell office:value-type="float" office:value="397567" table:style-name="ce48">
            <text:p>397.567</text:p>
          </table:table-cell>
          <table:table-cell office:value-type="percentage" office:value="0.91865868396303807" table:style-name="ce49">
            <text:p>91,9%</text:p>
          </table:table-cell>
          <table:table-cell office:value-type="float" office:value="4169086" table:style-name="ce48">
            <text:p>4.169.08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10816322078282" table:style-name="ce49">
            <text:p>92,8%</text:p>
          </table:table-cell>
          <table:table-cell office:value-type="percentage" office:value="0.82604494313008903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5" table:style-name="ce48">
            <text:p>78.415</text:p>
          </table:table-cell>
          <table:table-cell office:value-type="percentage" office:value="1" table:style-name="ce49">
            <text:p>100,0%</text:p>
          </table:table-cell>
          <table:table-cell office:value-type="float" office:value="96146" table:style-name="ce48">
            <text:p>96.146</text:p>
          </table:table-cell>
          <table:table-cell office:value-type="percentage" office:value="1" table:style-name="ce49">
            <text:p>100,0%</text:p>
          </table:table-cell>
          <table:table-cell office:value-type="float" office:value="133441" table:style-name="ce48">
            <text:p>133.44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10" table:style-name="ce48">
            <text:p>162.310</text:p>
          </table:table-cell>
          <table:table-cell office:value-type="percentage" office:value="0.96640131465350421" table:style-name="ce49">
            <text:p>96,6%</text:p>
          </table:table-cell>
          <table:table-cell office:value-type="float" office:value="147294" table:style-name="ce48">
            <text:p>147.294</text:p>
          </table:table-cell>
          <table:table-cell office:value-type="percentage" office:value="0.93498628884826329" table:style-name="ce49">
            <text:p>93,5%</text:p>
          </table:table-cell>
          <table:table-cell office:value-type="float" office:value="114706" table:style-name="ce48">
            <text:p>114.706</text:p>
          </table:table-cell>
          <table:table-cell office:value-type="percentage" office:value="0.88342755040741827" table:style-name="ce49">
            <text:p>88,3%</text:p>
          </table:table-cell>
          <table:table-cell office:value-type="float" office:value="95503" table:style-name="ce48">
            <text:p>95.503</text:p>
          </table:table-cell>
          <table:table-cell office:value-type="percentage" office:value="0.84887028247382357" table:style-name="ce49">
            <text:p>84,9%</text:p>
          </table:table-cell>
          <table:table-cell office:value-type="float" office:value="80898" table:style-name="ce48">
            <text:p>80.898</text:p>
          </table:table-cell>
          <table:table-cell office:value-type="percentage" office:value="0.94386820520598769" table:style-name="ce49">
            <text:p>94,4%</text:p>
          </table:table-cell>
          <table:table-cell office:value-type="float" office:value="908713" table:style-name="ce48">
            <text:p>908.71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65077008916821" table:style-name="ce49">
            <text:p>95,7%</text:p>
          </table:table-cell>
          <table:table-cell office:value-type="percentage" office:value="0.85889778723798416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56" table:style-name="ce48">
            <text:p>243.056</text:p>
          </table:table-cell>
          <table:table-cell office:value-type="percentage" office:value="1" table:style-name="ce49">
            <text:p>100,0%</text:p>
          </table:table-cell>
          <table:table-cell office:value-type="float" office:value="292322" table:style-name="ce48">
            <text:p>292.322</text:p>
          </table:table-cell>
          <table:table-cell office:value-type="percentage" office:value="1" table:style-name="ce49">
            <text:p>100,0%</text:p>
          </table:table-cell>
          <table:table-cell office:value-type="float" office:value="348182" table:style-name="ce48">
            <text:p>348.182</text:p>
          </table:table-cell>
          <table:table-cell office:value-type="percentage" office:value="0.98477229145336376" table:style-name="ce49">
            <text:p>98,5%</text:p>
          </table:table-cell>
          <table:table-cell office:value-type="float" office:value="393726" table:style-name="ce48">
            <text:p>393.726</text:p>
          </table:table-cell>
          <table:table-cell office:value-type="percentage" office:value="0.96218475073313781" table:style-name="ce49">
            <text:p>96,2%</text:p>
          </table:table-cell>
          <table:table-cell office:value-type="float" office:value="412404" table:style-name="ce48">
            <text:p>412.404</text:p>
          </table:table-cell>
          <table:table-cell office:value-type="percentage" office:value="0.93127719680153198" table:style-name="ce49">
            <text:p>93,1%</text:p>
          </table:table-cell>
          <table:table-cell office:value-type="float" office:value="268736" table:style-name="ce48">
            <text:p>268.736</text:p>
          </table:table-cell>
          <table:table-cell office:value-type="percentage" office:value="0.87082871567540943" table:style-name="ce49">
            <text:p>87,1%</text:p>
          </table:table-cell>
          <table:table-cell office:value-type="float" office:value="204468" table:style-name="ce48">
            <text:p>204.468</text:p>
          </table:table-cell>
          <table:table-cell office:value-type="percentage" office:value="0.88759430808900774" table:style-name="ce49">
            <text:p>88,8%</text:p>
          </table:table-cell>
          <table:table-cell office:value-type="float" office:value="176589" table:style-name="ce48">
            <text:p>176.589</text:p>
          </table:table-cell>
          <table:table-cell office:value-type="percentage" office:value="0.96315668906536345" table:style-name="ce49">
            <text:p>96,3%</text:p>
          </table:table-cell>
          <table:table-cell office:value-type="float" office:value="2339483" table:style-name="ce48">
            <text:p>2.339.48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5089704237607" table:style-name="ce49">
            <text:p>95,3%</text:p>
          </table:table-cell>
          <table:table-cell office:value-type="percentage" office:value="0.86747889039021442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69" table:style-name="ce48">
            <text:p>23.469</text:p>
          </table:table-cell>
          <table:table-cell office:value-type="percentage" office:value="1" table:style-name="ce49">
            <text:p>100,0%</text:p>
          </table:table-cell>
          <table:table-cell office:value-type="float" office:value="28780" table:style-name="ce48">
            <text:p>28.780</text:p>
          </table:table-cell>
          <table:table-cell office:value-type="percentage" office:value="1" table:style-name="ce49">
            <text:p>100,0%</text:p>
          </table:table-cell>
          <table:table-cell office:value-type="float" office:value="38496" table:style-name="ce48">
            <text:p>38.496</text:p>
          </table:table-cell>
          <table:table-cell office:value-type="percentage" office:value="0.9969441135339514" table:style-name="ce49">
            <text:p>99,7%</text:p>
          </table:table-cell>
          <table:table-cell office:value-type="float" office:value="45903" table:style-name="ce48">
            <text:p>45.903</text:p>
          </table:table-cell>
          <table:table-cell office:value-type="percentage" office:value="0.966378947368421" table:style-name="ce49">
            <text:p>96,6%</text:p>
          </table:table-cell>
          <table:table-cell office:value-type="float" office:value="48413" table:style-name="ce48">
            <text:p>48.413</text:p>
          </table:table-cell>
          <table:table-cell office:value-type="percentage" office:value="0.93598716263243364" table:style-name="ce49">
            <text:p>93,6%</text:p>
          </table:table-cell>
          <table:table-cell office:value-type="float" office:value="32445" table:style-name="ce48">
            <text:p>32.445</text:p>
          </table:table-cell>
          <table:table-cell office:value-type="percentage" office:value="0.87603952910681504" table:style-name="ce49">
            <text:p>87,6%</text:p>
          </table:table-cell>
          <table:table-cell office:value-type="float" office:value="25717" table:style-name="ce48">
            <text:p>25.717</text:p>
          </table:table-cell>
          <table:table-cell office:value-type="percentage" office:value="0.85251607770337468" table:style-name="ce49">
            <text:p>85,3%</text:p>
          </table:table-cell>
          <table:table-cell office:value-type="float" office:value="25048" table:style-name="ce48">
            <text:p>25.048</text:p>
          </table:table-cell>
          <table:table-cell office:value-type="percentage" office:value="0.96394073503944588" table:style-name="ce49">
            <text:p>96,4%</text:p>
          </table:table-cell>
          <table:table-cell office:value-type="float" office:value="268271" table:style-name="ce48">
            <text:p>268.27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07642843693485" table:style-name="ce49">
            <text:p>95,3%</text:p>
          </table:table-cell>
          <table:table-cell office:value-type="percentage" office:value="0.84848628611912358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694" table:style-name="ce48">
            <text:p>375.694</text:p>
          </table:table-cell>
          <table:table-cell office:value-type="percentage" office:value="1" table:style-name="ce49">
            <text:p>100,0%</text:p>
          </table:table-cell>
          <table:table-cell office:value-type="float" office:value="513593" table:style-name="ce48">
            <text:p>513.593</text:p>
          </table:table-cell>
          <table:table-cell office:value-type="percentage" office:value="0.97446731809126264" table:style-name="ce49">
            <text:p>97,4%</text:p>
          </table:table-cell>
          <table:table-cell office:value-type="float" office:value="695389" table:style-name="ce48">
            <text:p>695.389</text:p>
          </table:table-cell>
          <table:table-cell office:value-type="percentage" office:value="0.9652040785167213" table:style-name="ce49">
            <text:p>96,5%</text:p>
          </table:table-cell>
          <table:table-cell office:value-type="float" office:value="952926" table:style-name="ce48">
            <text:p>952.926</text:p>
          </table:table-cell>
          <table:table-cell office:value-type="percentage" office:value="0.96278589030258876" table:style-name="ce49">
            <text:p>96,3%</text:p>
          </table:table-cell>
          <table:table-cell office:value-type="float" office:value="1056577" table:style-name="ce48">
            <text:p>1.056.577</text:p>
          </table:table-cell>
          <table:table-cell office:value-type="percentage" office:value="0.91396785385884316" table:style-name="ce49">
            <text:p>91,4%</text:p>
          </table:table-cell>
          <table:table-cell office:value-type="float" office:value="784966" table:style-name="ce48">
            <text:p>784.966</text:p>
          </table:table-cell>
          <table:table-cell office:value-type="percentage" office:value="0.87136729555838743" table:style-name="ce49">
            <text:p>87,1%</text:p>
          </table:table-cell>
          <table:table-cell office:value-type="float" office:value="640389" table:style-name="ce48">
            <text:p>640.389</text:p>
          </table:table-cell>
          <table:table-cell office:value-type="percentage" office:value="0.87061777673246266" table:style-name="ce49">
            <text:p>87,1%</text:p>
          </table:table-cell>
          <table:table-cell office:value-type="float" office:value="500041" table:style-name="ce48">
            <text:p>500.041</text:p>
          </table:table-cell>
          <table:table-cell office:value-type="percentage" office:value="0.87612748361775938" table:style-name="ce49">
            <text:p>87,6%</text:p>
          </table:table-cell>
          <table:table-cell office:value-type="float" office:value="5519575" table:style-name="ce48">
            <text:p>5.519.57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41132906418921" table:style-name="ce49">
            <text:p>92,4%</text:p>
          </table:table-cell>
          <table:table-cell office:value-type="percentage" office:value="0.81700940284447743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23" table:style-name="ce48">
            <text:p>72.623</text:p>
          </table:table-cell>
          <table:table-cell office:value-type="percentage" office:value="0.95973305140742704" table:style-name="ce49">
            <text:p>96,0%</text:p>
          </table:table-cell>
          <table:table-cell office:value-type="float" office:value="92530" table:style-name="ce48">
            <text:p>92.530</text:p>
          </table:table-cell>
          <table:table-cell office:value-type="percentage" office:value="0.94710229482691555" table:style-name="ce49">
            <text:p>94,7%</text:p>
          </table:table-cell>
          <table:table-cell office:value-type="float" office:value="96573" table:style-name="ce48">
            <text:p>96.573</text:p>
          </table:table-cell>
          <table:table-cell office:value-type="percentage" office:value="0.91345308021906302" table:style-name="ce49">
            <text:p>91,3%</text:p>
          </table:table-cell>
          <table:table-cell office:value-type="float" office:value="65968" table:style-name="ce48">
            <text:p>65.968</text:p>
          </table:table-cell>
          <table:table-cell office:value-type="percentage" office:value="0.85975315721565515" table:style-name="ce49">
            <text:p>86,0%</text:p>
          </table:table-cell>
          <table:table-cell office:value-type="float" office:value="59936" table:style-name="ce48">
            <text:p>59.936</text:p>
          </table:table-cell>
          <table:table-cell office:value-type="percentage" office:value="0.87113746693410077" table:style-name="ce49">
            <text:p>87,1%</text:p>
          </table:table-cell>
          <table:table-cell office:value-type="float" office:value="52746" table:style-name="ce48">
            <text:p>52.746</text:p>
          </table:table-cell>
          <table:table-cell office:value-type="percentage" office:value="0.91698683958901961" table:style-name="ce49">
            <text:p>91,7%</text:p>
          </table:table-cell>
          <table:table-cell office:value-type="float" office:value="538959" table:style-name="ce48">
            <text:p>538.95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896096688234908" table:style-name="ce49">
            <text:p>92,9%</text:p>
          </table:table-cell>
          <table:table-cell office:value-type="percentage" office:value="0.81951755786477387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59" table:style-name="ce48">
            <text:p>164.759</text:p>
          </table:table-cell>
          <table:table-cell office:value-type="percentage" office:value="1" table:style-name="ce49">
            <text:p>100,0%</text:p>
          </table:table-cell>
          <table:table-cell office:value-type="float" office:value="214408" table:style-name="ce48">
            <text:p>214.408</text:p>
          </table:table-cell>
          <table:table-cell office:value-type="percentage" office:value="0.9909505190279434" table:style-name="ce49">
            <text:p>99,1%</text:p>
          </table:table-cell>
          <table:table-cell office:value-type="float" office:value="280228" table:style-name="ce48">
            <text:p>280.228</text:p>
          </table:table-cell>
          <table:table-cell office:value-type="percentage" office:value="0.98615231398880221" table:style-name="ce49">
            <text:p>98,6%</text:p>
          </table:table-cell>
          <table:table-cell office:value-type="float" office:value="327071" table:style-name="ce48">
            <text:p>327.071</text:p>
          </table:table-cell>
          <table:table-cell office:value-type="percentage" office:value="0.96919402489724926" table:style-name="ce49">
            <text:p>96,9%</text:p>
          </table:table-cell>
          <table:table-cell office:value-type="float" office:value="326387" table:style-name="ce48">
            <text:p>326.387</text:p>
          </table:table-cell>
          <table:table-cell office:value-type="percentage" office:value="0.93772122368300082" table:style-name="ce49">
            <text:p>93,8%</text:p>
          </table:table-cell>
          <table:table-cell office:value-type="float" office:value="211955" table:style-name="ce48">
            <text:p>211.955</text:p>
          </table:table-cell>
          <table:table-cell office:value-type="percentage" office:value="0.89193511056872932" table:style-name="ce49">
            <text:p>89,2%</text:p>
          </table:table-cell>
          <table:table-cell office:value-type="float" office:value="175279" table:style-name="ce48">
            <text:p>175.279</text:p>
          </table:table-cell>
          <table:table-cell office:value-type="percentage" office:value="0.87984840498958417" table:style-name="ce49">
            <text:p>88,0%</text:p>
          </table:table-cell>
          <table:table-cell office:value-type="float" office:value="159571" table:style-name="ce48">
            <text:p>159.571</text:p>
          </table:table-cell>
          <table:table-cell office:value-type="percentage" office:value="0.92335244796518856" table:style-name="ce49">
            <text:p>92,3%</text:p>
          </table:table-cell>
          <table:table-cell office:value-type="float" office:value="1859658" table:style-name="ce48">
            <text:p>1.859.658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10862890889314" table:style-name="ce49">
            <text:p>95,1%</text:p>
          </table:table-cell>
          <table:table-cell office:value-type="percentage" office:value="0.85074852189570649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4" table:style-name="ce48">
            <text:p>7.524</text:p>
          </table:table-cell>
          <table:table-cell office:value-type="percentage" office:value="0.93991255465334167" table:style-name="ce49">
            <text:p>94,0%</text:p>
          </table:table-cell>
          <table:table-cell office:value-type="float" office:value="10177" table:style-name="ce48">
            <text:p>10.177</text:p>
          </table:table-cell>
          <table:table-cell office:value-type="percentage" office:value="0.94222757152115544" table:style-name="ce49">
            <text:p>94,2%</text:p>
          </table:table-cell>
          <table:table-cell office:value-type="float" office:value="10690" table:style-name="ce48">
            <text:p>10.690</text:p>
          </table:table-cell>
          <table:table-cell office:value-type="percentage" office:value="0.97866886386523844" table:style-name="ce49">
            <text:p>97,9%</text:p>
          </table:table-cell>
          <table:table-cell office:value-type="float" office:value="9302" table:style-name="ce48">
            <text:p>9.302</text:p>
          </table:table-cell>
          <table:table-cell office:value-type="percentage" office:value="0.84934258582907229" table:style-name="ce49">
            <text:p>84,9%</text:p>
          </table:table-cell>
          <table:table-cell office:value-type="float" office:value="9692" table:style-name="ce48">
            <text:p>9.692</text:p>
          </table:table-cell>
          <table:table-cell office:value-type="percentage" office:value="0.82901377127705067" table:style-name="ce49">
            <text:p>82,9%</text:p>
          </table:table-cell>
          <table:table-cell office:value-type="float" office:value="8809" table:style-name="ce48">
            <text:p>8.809</text:p>
          </table:table-cell>
          <table:table-cell office:value-type="percentage" office:value="0.9195198329853862" table:style-name="ce49">
            <text:p>92,0%</text:p>
          </table:table-cell>
          <table:table-cell office:value-type="float" office:value="61728" table:style-name="ce48">
            <text:p>61.72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22758034746431" table:style-name="ce49">
            <text:p>90,4%</text:p>
          </table:table-cell>
          <table:table-cell office:value-type="percentage" office:value="0.73466473066577798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57" table:style-name="ce48">
            <text:p>9.657</text:p>
          </table:table-cell>
          <table:table-cell office:value-type="string" table:style-name="ce49">
            <text:p>-</text:p>
          </table:table-cell>
          <table:table-cell office:value-type="float" office:value="22643" table:style-name="ce48">
            <text:p>22.643</text:p>
          </table:table-cell>
          <table:table-cell office:value-type="string" table:style-name="ce49">
            <text:p>-</text:p>
          </table:table-cell>
          <table:table-cell office:value-type="float" office:value="32637" table:style-name="ce48">
            <text:p>32.637</text:p>
          </table:table-cell>
          <table:table-cell office:value-type="string" table:style-name="ce49">
            <text:p>-</text:p>
          </table:table-cell>
          <table:table-cell office:value-type="float" office:value="25057" table:style-name="ce48">
            <text:p>25.057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73" table:style-name="ce48">
            <text:p>94.97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7" table:style-name="ce51">
            <text:p>317</text:p>
          </table:table-cell>
          <table:table-cell office:value-type="string" table:style-name="ce52">
            <text:p>-</text:p>
          </table:table-cell>
          <table:table-cell office:value-type="float" office:value="911" table:style-name="ce51">
            <text:p>911</text:p>
          </table:table-cell>
          <table:table-cell office:value-type="string" table:style-name="ce52">
            <text:p>-</text:p>
          </table:table-cell>
          <table:table-cell office:value-type="float" office:value="1923" table:style-name="ce51">
            <text:p>1.923</text:p>
          </table:table-cell>
          <table:table-cell office:value-type="string" table:style-name="ce52">
            <text:p>-</text:p>
          </table:table-cell>
          <table:table-cell office:value-type="float" office:value="2378" table:style-name="ce51">
            <text:p>2.378</text:p>
          </table:table-cell>
          <table:table-cell office:value-type="string" table:style-name="ce52">
            <text:p>-</text:p>
          </table:table-cell>
          <table:table-cell office:value-type="float" office:value="2095" table:style-name="ce51">
            <text:p>2.095</text:p>
          </table:table-cell>
          <table:table-cell office:value-type="string" table:style-name="ce52">
            <text:p>-</text:p>
          </table:table-cell>
          <table:table-cell office:value-type="float" office:value="266" table:style-name="ce51">
            <text:p>266</text:p>
          </table:table-cell>
          <table:table-cell office:value-type="string" table:style-name="ce52">
            <text:p>-</text:p>
          </table:table-cell>
          <table:table-cell office:value-type="float" office:value="7975" table:style-name="ce51">
            <text:p>7.97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013" table:style-name="ce55">
            <text:p>2.951.013</text:p>
          </table:table-cell>
          <table:table-cell office:value-type="percentage" office:value="1" table:style-name="ce56">
            <text:p>100,0%</text:p>
          </table:table-cell>
          <table:table-cell office:value-type="float" office:value="3966598" table:style-name="ce55">
            <text:p>3.966.598</text:p>
          </table:table-cell>
          <table:table-cell office:value-type="percentage" office:value="0.99243625384023182" table:style-name="ce56">
            <text:p>99,2%</text:p>
          </table:table-cell>
          <table:table-cell office:value-type="float" office:value="5333846" table:style-name="ce55">
            <text:p>5.333.846</text:p>
          </table:table-cell>
          <table:table-cell office:value-type="percentage" office:value="0.96844140705853299" table:style-name="ce56">
            <text:p>96,8%</text:p>
          </table:table-cell>
          <table:table-cell office:value-type="float" office:value="6766442" table:style-name="ce55">
            <text:p>6.766.442</text:p>
          </table:table-cell>
          <table:table-cell office:value-type="percentage" office:value="0.94904816658844937" table:style-name="ce56">
            <text:p>94,9%</text:p>
          </table:table-cell>
          <table:table-cell office:value-type="float" office:value="7128900" table:style-name="ce55">
            <text:p>7.128.900</text:p>
          </table:table-cell>
          <table:table-cell office:value-type="percentage" office:value="0.91199630335042126" table:style-name="ce56">
            <text:p>91,2%</text:p>
          </table:table-cell>
          <table:table-cell office:value-type="float" office:value="5121086" table:style-name="ce55">
            <text:p>5.121.086</text:p>
          </table:table-cell>
          <table:table-cell office:value-type="percentage" office:value="0.86184260571320859" table:style-name="ce56">
            <text:p>86,2%</text:p>
          </table:table-cell>
          <table:table-cell office:value-type="float" office:value="4240198" table:style-name="ce55">
            <text:p>4.240.198</text:p>
          </table:table-cell>
          <table:table-cell office:value-type="percentage" office:value="0.86102296529366318" table:style-name="ce56">
            <text:p>86,1%</text:p>
          </table:table-cell>
          <table:table-cell office:value-type="float" office:value="3635416" table:style-name="ce55">
            <text:p>3.635.416</text:p>
          </table:table-cell>
          <table:table-cell office:value-type="percentage" office:value="0.91251271974983694" table:style-name="ce56">
            <text:p>91,3%</text:p>
          </table:table-cell>
          <table:table-cell office:value-type="float" office:value="39143499" table:style-name="ce55">
            <text:p>39.143.49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90016307442502" table:style-name="ce56">
            <text:p>92,8%</text:p>
          </table:table-cell>
          <table:table-cell office:value-type="percentage" office:value="0.82583491693875044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491" table:style-name="ce45">
            <text:p>430.491</text:p>
          </table:table-cell>
          <table:table-cell office:value-type="percentage" office:value="1" table:style-name="ce46">
            <text:p>100,0%</text:p>
          </table:table-cell>
          <table:table-cell office:value-type="float" office:value="652505" table:style-name="ce45">
            <text:p>652.505</text:p>
          </table:table-cell>
          <table:table-cell office:value-type="percentage" office:value="0.99722155571483806" table:style-name="ce46">
            <text:p>99,7%</text:p>
          </table:table-cell>
          <table:table-cell office:value-type="float" office:value="930211" table:style-name="ce45">
            <text:p>930.211</text:p>
          </table:table-cell>
          <table:table-cell office:value-type="percentage" office:value="0.97076064281085206" table:style-name="ce46">
            <text:p>97,1%</text:p>
          </table:table-cell>
          <table:table-cell office:value-type="float" office:value="1218853" table:style-name="ce45">
            <text:p>1.218.853</text:p>
          </table:table-cell>
          <table:table-cell office:value-type="percentage" office:value="0.94661503536449076" table:style-name="ce46">
            <text:p>94,7%</text:p>
          </table:table-cell>
          <table:table-cell office:value-type="float" office:value="1260812" table:style-name="ce45">
            <text:p>1.260.812</text:p>
          </table:table-cell>
          <table:table-cell office:value-type="percentage" office:value="0.91077021763502497" table:style-name="ce46">
            <text:p>91,1%</text:p>
          </table:table-cell>
          <table:table-cell office:value-type="float" office:value="943058" table:style-name="ce45">
            <text:p>943.058</text:p>
          </table:table-cell>
          <table:table-cell office:value-type="percentage" office:value="0.85594582550126019" table:style-name="ce46">
            <text:p>85,6%</text:p>
          </table:table-cell>
          <table:table-cell office:value-type="float" office:value="782731" table:style-name="ce45">
            <text:p>782.731</text:p>
          </table:table-cell>
          <table:table-cell office:value-type="percentage" office:value="0.84517963270101237" table:style-name="ce46">
            <text:p>84,5%</text:p>
          </table:table-cell>
          <table:table-cell office:value-type="float" office:value="691460" table:style-name="ce45">
            <text:p>691.460</text:p>
          </table:table-cell>
          <table:table-cell office:value-type="percentage" office:value="0.89469312126866152" table:style-name="ce46">
            <text:p>89,5%</text:p>
          </table:table-cell>
          <table:table-cell office:value-type="float" office:value="6910121" table:style-name="ce45">
            <text:p>6.910.12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36712815188593" table:style-name="ce46">
            <text:p>92,0%</text:p>
          </table:table-cell>
          <table:table-cell office:value-type="percentage" office:value="0.81274342915500741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88" table:style-name="ce48">
            <text:p>100.488</text:p>
          </table:table-cell>
          <table:table-cell office:value-type="percentage" office:value="1" table:style-name="ce49">
            <text:p>100,0%</text:p>
          </table:table-cell>
          <table:table-cell office:value-type="float" office:value="119159" table:style-name="ce48">
            <text:p>119.159</text:p>
          </table:table-cell>
          <table:table-cell office:value-type="percentage" office:value="0.99610449320794148" table:style-name="ce49">
            <text:p>99,6%</text:p>
          </table:table-cell>
          <table:table-cell office:value-type="float" office:value="154341" table:style-name="ce48">
            <text:p>154.341</text:p>
          </table:table-cell>
          <table:table-cell office:value-type="percentage" office:value="0.95679747070857357" table:style-name="ce49">
            <text:p>95,7%</text:p>
          </table:table-cell>
          <table:table-cell office:value-type="float" office:value="186630" table:style-name="ce48">
            <text:p>186.630</text:p>
          </table:table-cell>
          <table:table-cell office:value-type="percentage" office:value="0.92864606657710103" table:style-name="ce49">
            <text:p>92,9%</text:p>
          </table:table-cell>
          <table:table-cell office:value-type="float" office:value="189485" table:style-name="ce48">
            <text:p>189.485</text:p>
          </table:table-cell>
          <table:table-cell office:value-type="percentage" office:value="0.88694842185576472" table:style-name="ce49">
            <text:p>88,7%</text:p>
          </table:table-cell>
          <table:table-cell office:value-type="float" office:value="128132" table:style-name="ce48">
            <text:p>128.132</text:p>
          </table:table-cell>
          <table:table-cell office:value-type="percentage" office:value="0.80953764894678981" table:style-name="ce49">
            <text:p>81,0%</text:p>
          </table:table-cell>
          <table:table-cell office:value-type="float" office:value="106420" table:style-name="ce48">
            <text:p>106.420</text:p>
          </table:table-cell>
          <table:table-cell office:value-type="percentage" office:value="0.81362100337925658" table:style-name="ce49">
            <text:p>81,4%</text:p>
          </table:table-cell>
          <table:table-cell office:value-type="float" office:value="90197" table:style-name="ce48">
            <text:p>90.197</text:p>
          </table:table-cell>
          <table:table-cell office:value-type="percentage" office:value="0.84267122583779441" table:style-name="ce49">
            <text:p>84,3%</text:p>
          </table:table-cell>
          <table:table-cell office:value-type="float" office:value="1074852" table:style-name="ce48">
            <text:p>1.074.85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68653985848424" table:style-name="ce49">
            <text:p>90,4%</text:p>
          </table:table-cell>
          <table:table-cell office:value-type="percentage" office:value="0.80747152989220461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79" table:style-name="ce48">
            <text:p>88.379</text:p>
          </table:table-cell>
          <table:table-cell office:value-type="percentage" office:value="1" table:style-name="ce49">
            <text:p>100,0%</text:p>
          </table:table-cell>
          <table:table-cell office:value-type="float" office:value="114237" table:style-name="ce48">
            <text:p>114.237</text:p>
          </table:table-cell>
          <table:table-cell office:value-type="percentage" office:value="1" table:style-name="ce49">
            <text:p>100,0%</text:p>
          </table:table-cell>
          <table:table-cell office:value-type="float" office:value="148055" table:style-name="ce48">
            <text:p>148.055</text:p>
          </table:table-cell>
          <table:table-cell office:value-type="percentage" office:value="0.9741101388249227" table:style-name="ce49">
            <text:p>97,4%</text:p>
          </table:table-cell>
          <table:table-cell office:value-type="float" office:value="153133" table:style-name="ce48">
            <text:p>153.133</text:p>
          </table:table-cell>
          <table:table-cell office:value-type="percentage" office:value="0.94478137744242152" table:style-name="ce49">
            <text:p>94,5%</text:p>
          </table:table-cell>
          <table:table-cell office:value-type="float" office:value="150974" table:style-name="ce48">
            <text:p>150.974</text:p>
          </table:table-cell>
          <table:table-cell office:value-type="percentage" office:value="0.90992044358727098" table:style-name="ce49">
            <text:p>91,0%</text:p>
          </table:table-cell>
          <table:table-cell office:value-type="float" office:value="90941" table:style-name="ce48">
            <text:p>90.941</text:p>
          </table:table-cell>
          <table:table-cell office:value-type="percentage" office:value="0.83746350986730023" table:style-name="ce49">
            <text:p>83,7%</text:p>
          </table:table-cell>
          <table:table-cell office:value-type="float" office:value="66524" table:style-name="ce48">
            <text:p>66.524</text:p>
          </table:table-cell>
          <table:table-cell office:value-type="percentage" office:value="0.83950430327351655" table:style-name="ce49">
            <text:p>84,0%</text:p>
          </table:table-cell>
          <table:table-cell office:value-type="float" office:value="60719" table:style-name="ce48">
            <text:p>60.719</text:p>
          </table:table-cell>
          <table:table-cell office:value-type="percentage" office:value="0.93047382616157903" table:style-name="ce49">
            <text:p>93,0%</text:p>
          </table:table-cell>
          <table:table-cell office:value-type="float" office:value="872962" table:style-name="ce48">
            <text:p>872.96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21786732613466" table:style-name="ce49">
            <text:p>93,8%</text:p>
          </table:table-cell>
          <table:table-cell office:value-type="percentage" office:value="0.8618535693447159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40" table:style-name="ce48">
            <text:p>51.340</text:p>
          </table:table-cell>
          <table:table-cell office:value-type="percentage" office:value="0.95724647138888375" table:style-name="ce49">
            <text:p>95,7%</text:p>
          </table:table-cell>
          <table:table-cell office:value-type="float" office:value="79559" table:style-name="ce48">
            <text:p>79.559</text:p>
          </table:table-cell>
          <table:table-cell office:value-type="percentage" office:value="0.9120182497649999" table:style-name="ce49">
            <text:p>91,2%</text:p>
          </table:table-cell>
          <table:table-cell office:value-type="float" office:value="111616" table:style-name="ce48">
            <text:p>111.616</text:p>
          </table:table-cell>
          <table:table-cell office:value-type="percentage" office:value="0.87615489077107844" table:style-name="ce49">
            <text:p>87,6%</text:p>
          </table:table-cell>
          <table:table-cell office:value-type="float" office:value="152267" table:style-name="ce48">
            <text:p>152.267</text:p>
          </table:table-cell>
          <table:table-cell office:value-type="percentage" office:value="0.85780359195078537" table:style-name="ce49">
            <text:p>85,8%</text:p>
          </table:table-cell>
          <table:table-cell office:value-type="float" office:value="171704" table:style-name="ce48">
            <text:p>171.704</text:p>
          </table:table-cell>
          <table:table-cell office:value-type="percentage" office:value="0.79263974739524423" table:style-name="ce49">
            <text:p>79,3%</text:p>
          </table:table-cell>
          <table:table-cell office:value-type="float" office:value="132331" table:style-name="ce48">
            <text:p>132.331</text:p>
          </table:table-cell>
          <table:table-cell office:value-type="percentage" office:value="0.71900655810743996" table:style-name="ce49">
            <text:p>71,9%</text:p>
          </table:table-cell>
          <table:table-cell office:value-type="float" office:value="101839" table:style-name="ce48">
            <text:p>101.839</text:p>
          </table:table-cell>
          <table:table-cell office:value-type="percentage" office:value="0.742196439112912" table:style-name="ce49">
            <text:p>74,2%</text:p>
          </table:table-cell>
          <table:table-cell office:value-type="float" office:value="79711" table:style-name="ce48">
            <text:p>79.711</text:p>
          </table:table-cell>
          <table:table-cell office:value-type="percentage" office:value="0.80082583185982958" table:style-name="ce49">
            <text:p>80,1%</text:p>
          </table:table-cell>
          <table:table-cell office:value-type="float" office:value="880367" table:style-name="ce48">
            <text:p>880.36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275624615140318" table:style-name="ce49">
            <text:p>81,3%</text:p>
          </table:table-cell>
          <table:table-cell office:value-type="percentage" office:value="0.72174540386546704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45" table:style-name="ce48">
            <text:p>92.545</text:p>
          </table:table-cell>
          <table:table-cell office:value-type="percentage" office:value="0.92211195472389951" table:style-name="ce49">
            <text:p>92,2%</text:p>
          </table:table-cell>
          <table:table-cell office:value-type="float" office:value="151341" table:style-name="ce48">
            <text:p>151.341</text:p>
          </table:table-cell>
          <table:table-cell office:value-type="percentage" office:value="0.90381973890089939" table:style-name="ce49">
            <text:p>90,4%</text:p>
          </table:table-cell>
          <table:table-cell office:value-type="float" office:value="223305" table:style-name="ce48">
            <text:p>223.305</text:p>
          </table:table-cell>
          <table:table-cell office:value-type="percentage" office:value="0.8876985152352368" table:style-name="ce49">
            <text:p>88,8%</text:p>
          </table:table-cell>
          <table:table-cell office:value-type="float" office:value="321966" table:style-name="ce48">
            <text:p>321.966</text:p>
          </table:table-cell>
          <table:table-cell office:value-type="percentage" office:value="0.87432076839729855" table:style-name="ce49">
            <text:p>87,4%</text:p>
          </table:table-cell>
          <table:table-cell office:value-type="float" office:value="319523" table:style-name="ce48">
            <text:p>319.523</text:p>
          </table:table-cell>
          <table:table-cell office:value-type="percentage" office:value="0.81075601679755394" table:style-name="ce49">
            <text:p>81,1%</text:p>
          </table:table-cell>
          <table:table-cell office:value-type="float" office:value="230768" table:style-name="ce48">
            <text:p>230.768</text:p>
          </table:table-cell>
          <table:table-cell office:value-type="percentage" office:value="0.73760316049887809" table:style-name="ce49">
            <text:p>73,8%</text:p>
          </table:table-cell>
          <table:table-cell office:value-type="float" office:value="187846" table:style-name="ce48">
            <text:p>187.846</text:p>
          </table:table-cell>
          <table:table-cell office:value-type="percentage" office:value="0.7376026324159406" table:style-name="ce49">
            <text:p>73,8%</text:p>
          </table:table-cell>
          <table:table-cell office:value-type="float" office:value="155564" table:style-name="ce48">
            <text:p>155.564</text:p>
          </table:table-cell>
          <table:table-cell office:value-type="percentage" office:value="0.84424063169891195" table:style-name="ce49">
            <text:p>84,4%</text:p>
          </table:table-cell>
          <table:table-cell office:value-type="float" office:value="1682858" table:style-name="ce48">
            <text:p>1.682.85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756195804993626" table:style-name="ce49">
            <text:p>82,8%</text:p>
          </table:table-cell>
          <table:table-cell office:value-type="percentage" office:value="0.74981342194621292" table:style-name="ce4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1" table:style-name="ce48">
            <text:p>42.231</text:p>
          </table:table-cell>
          <table:table-cell office:value-type="percentage" office:value="1" table:style-name="ce49">
            <text:p>100,0%</text:p>
          </table:table-cell>
          <table:table-cell office:value-type="float" office:value="56038" table:style-name="ce48">
            <text:p>56.038</text:p>
          </table:table-cell>
          <table:table-cell office:value-type="percentage" office:value="1" table:style-name="ce49">
            <text:p>100,0%</text:p>
          </table:table-cell>
          <table:table-cell office:value-type="float" office:value="76966" table:style-name="ce48">
            <text:p>76.966</text:p>
          </table:table-cell>
          <table:table-cell office:value-type="percentage" office:value="0.97109403585803145" table:style-name="ce49">
            <text:p>97,1%</text:p>
          </table:table-cell>
          <table:table-cell office:value-type="float" office:value="84787" table:style-name="ce48">
            <text:p>84.787</text:p>
          </table:table-cell>
          <table:table-cell office:value-type="percentage" office:value="0.93203253819940635" table:style-name="ce49">
            <text:p>93,2%</text:p>
          </table:table-cell>
          <table:table-cell office:value-type="float" office:value="88839" table:style-name="ce48">
            <text:p>88.839</text:p>
          </table:table-cell>
          <table:table-cell office:value-type="percentage" office:value="0.91223584498798593" table:style-name="ce49">
            <text:p>91,2%</text:p>
          </table:table-cell>
          <table:table-cell office:value-type="float" office:value="56044" table:style-name="ce48">
            <text:p>56.044</text:p>
          </table:table-cell>
          <table:table-cell office:value-type="percentage" office:value="0.83450966377795643" table:style-name="ce49">
            <text:p>83,5%</text:p>
          </table:table-cell>
          <table:table-cell office:value-type="float" office:value="42532" table:style-name="ce48">
            <text:p>42.532</text:p>
          </table:table-cell>
          <table:table-cell office:value-type="percentage" office:value="0.83604269455310287" table:style-name="ce49">
            <text:p>83,6%</text:p>
          </table:table-cell>
          <table:table-cell office:value-type="float" office:value="41410" table:style-name="ce48">
            <text:p>41.410</text:p>
          </table:table-cell>
          <table:table-cell office:value-type="percentage" office:value="0.91447121436300594" table:style-name="ce49">
            <text:p>91,4%</text:p>
          </table:table-cell>
          <table:table-cell office:value-type="float" office:value="488847" table:style-name="ce48">
            <text:p>488.84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49429858346832" table:style-name="ce49">
            <text:p>92,7%</text:p>
          </table:table-cell>
          <table:table-cell office:value-type="percentage" office:value="0.8375615731896412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04" table:style-name="ce48">
            <text:p>228.004</text:p>
          </table:table-cell>
          <table:table-cell office:value-type="percentage" office:value="1" table:style-name="ce49">
            <text:p>100,0%</text:p>
          </table:table-cell>
          <table:table-cell office:value-type="float" office:value="250528" table:style-name="ce48">
            <text:p>250.528</text:p>
          </table:table-cell>
          <table:table-cell office:value-type="percentage" office:value="1" table:style-name="ce49">
            <text:p>100,0%</text:p>
          </table:table-cell>
          <table:table-cell office:value-type="float" office:value="322478" table:style-name="ce48">
            <text:p>322.478</text:p>
          </table:table-cell>
          <table:table-cell office:value-type="percentage" office:value="0.98543895514953717" table:style-name="ce49">
            <text:p>98,5%</text:p>
          </table:table-cell>
          <table:table-cell office:value-type="float" office:value="353373" table:style-name="ce48">
            <text:p>353.373</text:p>
          </table:table-cell>
          <table:table-cell office:value-type="percentage" office:value="0.92699427863894046" table:style-name="ce49">
            <text:p>92,7%</text:p>
          </table:table-cell>
          <table:table-cell office:value-type="float" office:value="321558" table:style-name="ce48">
            <text:p>321.558</text:p>
          </table:table-cell>
          <table:table-cell office:value-type="percentage" office:value="0.89271575393806812" table:style-name="ce49">
            <text:p>89,3%</text:p>
          </table:table-cell>
          <table:table-cell office:value-type="float" office:value="213767" table:style-name="ce48">
            <text:p>213.767</text:p>
          </table:table-cell>
          <table:table-cell office:value-type="percentage" office:value="0.82566762713304653" table:style-name="ce49">
            <text:p>82,6%</text:p>
          </table:table-cell>
          <table:table-cell office:value-type="float" office:value="174525" table:style-name="ce48">
            <text:p>174.525</text:p>
          </table:table-cell>
          <table:table-cell office:value-type="percentage" office:value="0.82409020724434434" table:style-name="ce49">
            <text:p>82,4%</text:p>
          </table:table-cell>
          <table:table-cell office:value-type="float" office:value="144780" table:style-name="ce48">
            <text:p>144.780</text:p>
          </table:table-cell>
          <table:table-cell office:value-type="percentage" office:value="0.86077123390290011" table:style-name="ce49">
            <text:p>86,1%</text:p>
          </table:table-cell>
          <table:table-cell office:value-type="float" office:value="2009013" table:style-name="ce48">
            <text:p>2.009.01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489649651105887" table:style-name="ce49">
            <text:p>92,5%</text:p>
          </table:table-cell>
          <table:table-cell office:value-type="percentage" office:value="0.84177145445350365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17" table:style-name="ce48">
            <text:p>137.417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3" table:style-name="ce48">
            <text:p>158.413</text:p>
          </table:table-cell>
          <table:table-cell office:value-type="percentage" office:value="1" table:style-name="ce49">
            <text:p>100,0%</text:p>
          </table:table-cell>
          <table:table-cell office:value-type="float" office:value="220805" table:style-name="ce48">
            <text:p>220.805</text:p>
          </table:table-cell>
          <table:table-cell office:value-type="percentage" office:value="0.96832406546564453" table:style-name="ce49">
            <text:p>96,8%</text:p>
          </table:table-cell>
          <table:table-cell office:value-type="float" office:value="284244" table:style-name="ce48">
            <text:p>284.244</text:p>
          </table:table-cell>
          <table:table-cell office:value-type="percentage" office:value="0.91277331594986622" table:style-name="ce49">
            <text:p>91,3%</text:p>
          </table:table-cell>
          <table:table-cell office:value-type="float" office:value="284268" table:style-name="ce48">
            <text:p>284.268</text:p>
          </table:table-cell>
          <table:table-cell office:value-type="percentage" office:value="0.85964418881036408" table:style-name="ce49">
            <text:p>86,0%</text:p>
          </table:table-cell>
          <table:table-cell office:value-type="float" office:value="204003" table:style-name="ce48">
            <text:p>204.003</text:p>
          </table:table-cell>
          <table:table-cell office:value-type="percentage" office:value="0.79147316596249873" table:style-name="ce49">
            <text:p>79,1%</text:p>
          </table:table-cell>
          <table:table-cell office:value-type="float" office:value="171820" table:style-name="ce48">
            <text:p>171.820</text:p>
          </table:table-cell>
          <table:table-cell office:value-type="percentage" office:value="0.78459487104551762" table:style-name="ce49">
            <text:p>78,5%</text:p>
          </table:table-cell>
          <table:table-cell office:value-type="float" office:value="151548" table:style-name="ce48">
            <text:p>151.548</text:p>
          </table:table-cell>
          <table:table-cell office:value-type="percentage" office:value="0.85227426103387771" table:style-name="ce49">
            <text:p>85,2%</text:p>
          </table:table-cell>
          <table:table-cell office:value-type="float" office:value="1612518" table:style-name="ce48">
            <text:p>1.612.51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791034766051313" table:style-name="ce49">
            <text:p>88,8%</text:p>
          </table:table-cell>
          <table:table-cell office:value-type="percentage" office:value="0.78711018345686146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181" table:style-name="ce48">
            <text:p>455.181</text:p>
          </table:table-cell>
          <table:table-cell office:value-type="percentage" office:value="1" table:style-name="ce49">
            <text:p>100,0%</text:p>
          </table:table-cell>
          <table:table-cell office:value-type="float" office:value="617818" table:style-name="ce48">
            <text:p>617.818</text:p>
          </table:table-cell>
          <table:table-cell office:value-type="percentage" office:value="0.97181534473429221" table:style-name="ce49">
            <text:p>97,2%</text:p>
          </table:table-cell>
          <table:table-cell office:value-type="float" office:value="797792" table:style-name="ce48">
            <text:p>797.792</text:p>
          </table:table-cell>
          <table:table-cell office:value-type="percentage" office:value="0.93584395718863933" table:style-name="ce49">
            <text:p>93,6%</text:p>
          </table:table-cell>
          <table:table-cell office:value-type="float" office:value="1034319" table:style-name="ce48">
            <text:p>1.034.319</text:p>
          </table:table-cell>
          <table:table-cell office:value-type="percentage" office:value="0.94251691040923058" table:style-name="ce49">
            <text:p>94,3%</text:p>
          </table:table-cell>
          <table:table-cell office:value-type="float" office:value="1147452" table:style-name="ce48">
            <text:p>1.147.452</text:p>
          </table:table-cell>
          <table:table-cell office:value-type="percentage" office:value="0.8995884063879328" table:style-name="ce49">
            <text:p>90,0%</text:p>
          </table:table-cell>
          <table:table-cell office:value-type="float" office:value="806675" table:style-name="ce48">
            <text:p>806.675</text:p>
          </table:table-cell>
          <table:table-cell office:value-type="percentage" office:value="0.83452476030075684" table:style-name="ce49">
            <text:p>83,5%</text:p>
          </table:table-cell>
          <table:table-cell office:value-type="float" office:value="670600" table:style-name="ce48">
            <text:p>670.600</text:p>
          </table:table-cell>
          <table:table-cell office:value-type="percentage" office:value="0.80887860669272871" table:style-name="ce49">
            <text:p>80,9%</text:p>
          </table:table-cell>
          <table:table-cell office:value-type="float" office:value="565945" table:style-name="ce48">
            <text:p>565.945</text:p>
          </table:table-cell>
          <table:table-cell office:value-type="percentage" office:value="0.84297913349410081" table:style-name="ce49">
            <text:p>84,3%</text:p>
          </table:table-cell>
          <table:table-cell office:value-type="float" office:value="6095782" table:style-name="ce48">
            <text:p>6.095.78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876288884754008" table:style-name="ce49">
            <text:p>89,9%</text:p>
          </table:table-cell>
          <table:table-cell office:value-type="percentage" office:value="0.79462664052404475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21" table:style-name="ce48">
            <text:p>293.621</text:p>
          </table:table-cell>
          <table:table-cell office:value-type="percentage" office:value="1" table:style-name="ce49">
            <text:p>100,0%</text:p>
          </table:table-cell>
          <table:table-cell office:value-type="float" office:value="433301" table:style-name="ce48">
            <text:p>433.301</text:p>
          </table:table-cell>
          <table:table-cell office:value-type="percentage" office:value="0.98527659535763656" table:style-name="ce49">
            <text:p>98,5%</text:p>
          </table:table-cell>
          <table:table-cell office:value-type="float" office:value="570237" table:style-name="ce48">
            <text:p>570.237</text:p>
          </table:table-cell>
          <table:table-cell office:value-type="percentage" office:value="0.95494691362159623" table:style-name="ce49">
            <text:p>95,5%</text:p>
          </table:table-cell>
          <table:table-cell office:value-type="float" office:value="715508" table:style-name="ce48">
            <text:p>715.508</text:p>
          </table:table-cell>
          <table:table-cell office:value-type="percentage" office:value="0.93862226746565636" table:style-name="ce49">
            <text:p>93,9%</text:p>
          </table:table-cell>
          <table:table-cell office:value-type="float" office:value="756578" table:style-name="ce48">
            <text:p>756.578</text:p>
          </table:table-cell>
          <table:table-cell office:value-type="percentage" office:value="0.89991352680966263" table:style-name="ce49">
            <text:p>90,0%</text:p>
          </table:table-cell>
          <table:table-cell office:value-type="float" office:value="516916" table:style-name="ce48">
            <text:p>516.916</text:p>
          </table:table-cell>
          <table:table-cell office:value-type="percentage" office:value="0.8419910705123298" table:style-name="ce49">
            <text:p>84,2%</text:p>
          </table:table-cell>
          <table:table-cell office:value-type="float" office:value="432332" table:style-name="ce48">
            <text:p>432.332</text:p>
          </table:table-cell>
          <table:table-cell office:value-type="percentage" office:value="0.84312551557901838" table:style-name="ce49">
            <text:p>84,3%</text:p>
          </table:table-cell>
          <table:table-cell office:value-type="float" office:value="381145" table:style-name="ce48">
            <text:p>381.145</text:p>
          </table:table-cell>
          <table:table-cell office:value-type="percentage" office:value="0.88071234307448087" table:style-name="ce49">
            <text:p>88,1%</text:p>
          </table:table-cell>
          <table:table-cell office:value-type="float" office:value="4099638" table:style-name="ce48">
            <text:p>4.099.63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264787870773678" table:style-name="ce49">
            <text:p>91,3%</text:p>
          </table:table-cell>
          <table:table-cell office:value-type="percentage" office:value="0.81228481220199145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7" table:style-name="ce48">
            <text:p>77.637</text:p>
          </table:table-cell>
          <table:table-cell office:value-type="percentage" office:value="1" table:style-name="ce49">
            <text:p>100,0%</text:p>
          </table:table-cell>
          <table:table-cell office:value-type="float" office:value="95718" table:style-name="ce48">
            <text:p>95.718</text:p>
          </table:table-cell>
          <table:table-cell office:value-type="percentage" office:value="1" table:style-name="ce49">
            <text:p>100,0%</text:p>
          </table:table-cell>
          <table:table-cell office:value-type="float" office:value="132457" table:style-name="ce48">
            <text:p>132.457</text:p>
          </table:table-cell>
          <table:table-cell office:value-type="percentage" office:value="1.0135593220338983" table:style-name="ce49">
            <text:p>101,4%</text:p>
          </table:table-cell>
          <table:table-cell office:value-type="float" office:value="161324" table:style-name="ce48">
            <text:p>161.324</text:p>
          </table:table-cell>
          <table:table-cell office:value-type="percentage" office:value="0.96053062463903593" table:style-name="ce49">
            <text:p>96,1%</text:p>
          </table:table-cell>
          <table:table-cell office:value-type="float" office:value="145678" table:style-name="ce48">
            <text:p>145.678</text:p>
          </table:table-cell>
          <table:table-cell office:value-type="percentage" office:value="0.92472831606743855" table:style-name="ce49">
            <text:p>92,5%</text:p>
          </table:table-cell>
          <table:table-cell office:value-type="float" office:value="112543" table:style-name="ce48">
            <text:p>112.543</text:p>
          </table:table-cell>
          <table:table-cell office:value-type="percentage" office:value="0.86676884213120564" table:style-name="ce49">
            <text:p>86,7%</text:p>
          </table:table-cell>
          <table:table-cell office:value-type="float" office:value="92718" table:style-name="ce48">
            <text:p>92.718</text:p>
          </table:table-cell>
          <table:table-cell office:value-type="percentage" office:value="0.82411604714415232" table:style-name="ce49">
            <text:p>82,4%</text:p>
          </table:table-cell>
          <table:table-cell office:value-type="float" office:value="78031" table:style-name="ce48">
            <text:p>78.031</text:p>
          </table:table-cell>
          <table:table-cell office:value-type="percentage" office:value="0.91041780909822767" table:style-name="ce49">
            <text:p>91,0%</text:p>
          </table:table-cell>
          <table:table-cell office:value-type="float" office:value="896106" table:style-name="ce48">
            <text:p>896.10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37870700817994" table:style-name="ce49">
            <text:p>94,3%</text:p>
          </table:table-cell>
          <table:table-cell office:value-type="percentage" office:value="0.84698189695831472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26" table:style-name="ce48">
            <text:p>241.526</text:p>
          </table:table-cell>
          <table:table-cell office:value-type="percentage" office:value="1" table:style-name="ce49">
            <text:p>100,0%</text:p>
          </table:table-cell>
          <table:table-cell office:value-type="float" office:value="291154" table:style-name="ce48">
            <text:p>291.154</text:p>
          </table:table-cell>
          <table:table-cell office:value-type="percentage" office:value="0.9971403032306011" table:style-name="ce49">
            <text:p>99,7%</text:p>
          </table:table-cell>
          <table:table-cell office:value-type="float" office:value="347364" table:style-name="ce48">
            <text:p>347.364</text:p>
          </table:table-cell>
          <table:table-cell office:value-type="percentage" office:value="0.98245872057833616" table:style-name="ce49">
            <text:p>98,2%</text:p>
          </table:table-cell>
          <table:table-cell office:value-type="float" office:value="392001" table:style-name="ce48">
            <text:p>392.001</text:p>
          </table:table-cell>
          <table:table-cell office:value-type="percentage" office:value="0.95796920821114373" table:style-name="ce49">
            <text:p>95,8%</text:p>
          </table:table-cell>
          <table:table-cell office:value-type="float" office:value="409952" table:style-name="ce48">
            <text:p>409.952</text:p>
          </table:table-cell>
          <table:table-cell office:value-type="percentage" office:value="0.92574017076260562" table:style-name="ce49">
            <text:p>92,6%</text:p>
          </table:table-cell>
          <table:table-cell office:value-type="float" office:value="265698" table:style-name="ce48">
            <text:p>265.698</text:p>
          </table:table-cell>
          <table:table-cell office:value-type="percentage" office:value="0.86098419302782259" table:style-name="ce49">
            <text:p>86,1%</text:p>
          </table:table-cell>
          <table:table-cell office:value-type="float" office:value="200577" table:style-name="ce48">
            <text:p>200.577</text:p>
          </table:table-cell>
          <table:table-cell office:value-type="percentage" office:value="0.87070350144555086" table:style-name="ce49">
            <text:p>87,1%</text:p>
          </table:table-cell>
          <table:table-cell office:value-type="float" office:value="173348" table:style-name="ce48">
            <text:p>173.348</text:p>
          </table:table-cell>
          <table:table-cell office:value-type="percentage" office:value="0.94547953573610266" table:style-name="ce49">
            <text:p>94,5%</text:p>
          </table:table-cell>
          <table:table-cell office:value-type="float" office:value="2321620" table:style-name="ce48">
            <text:p>2.321.62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23613803357887" table:style-name="ce49">
            <text:p>94,5%</text:p>
          </table:table-cell>
          <table:table-cell office:value-type="percentage" office:value="0.86085530072572858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3" table:style-name="ce48">
            <text:p>23.253</text:p>
          </table:table-cell>
          <table:table-cell office:value-type="percentage" office:value="1" table:style-name="ce49">
            <text:p>100,0%</text:p>
          </table:table-cell>
          <table:table-cell office:value-type="float" office:value="28647" table:style-name="ce48">
            <text:p>28.647</text:p>
          </table:table-cell>
          <table:table-cell office:value-type="percentage" office:value="1" table:style-name="ce49">
            <text:p>100,0%</text:p>
          </table:table-cell>
          <table:table-cell office:value-type="float" office:value="38035" table:style-name="ce48">
            <text:p>38.035</text:p>
          </table:table-cell>
          <table:table-cell office:value-type="percentage" office:value="0.98500543844201582" table:style-name="ce49">
            <text:p>98,5%</text:p>
          </table:table-cell>
          <table:table-cell office:value-type="float" office:value="45261" table:style-name="ce48">
            <text:p>45.261</text:p>
          </table:table-cell>
          <table:table-cell office:value-type="percentage" office:value="0.95286315789473686" table:style-name="ce49">
            <text:p>95,3%</text:p>
          </table:table-cell>
          <table:table-cell office:value-type="float" office:value="47543" table:style-name="ce48">
            <text:p>47.543</text:p>
          </table:table-cell>
          <table:table-cell office:value-type="percentage" office:value="0.91916711777898075" table:style-name="ce49">
            <text:p>91,9%</text:p>
          </table:table-cell>
          <table:table-cell office:value-type="float" office:value="31558" table:style-name="ce48">
            <text:p>31.558</text:p>
          </table:table-cell>
          <table:table-cell office:value-type="percentage" office:value="0.85208985851603847" table:style-name="ce49">
            <text:p>85,2%</text:p>
          </table:table-cell>
          <table:table-cell office:value-type="float" office:value="24607" table:style-name="ce48">
            <text:p>24.607</text:p>
          </table:table-cell>
          <table:table-cell office:value-type="percentage" office:value="0.8157196844129152" table:style-name="ce49">
            <text:p>81,6%</text:p>
          </table:table-cell>
          <table:table-cell office:value-type="float" office:value="22823" table:style-name="ce48">
            <text:p>22.823</text:p>
          </table:table-cell>
          <table:table-cell office:value-type="percentage" office:value="0.87831441216086203" table:style-name="ce49">
            <text:p>87,8%</text:p>
          </table:table-cell>
          <table:table-cell office:value-type="float" office:value="261727" table:style-name="ce48">
            <text:p>261.72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2982780242931085" table:style-name="ce49">
            <text:p>93,0%</text:p>
          </table:table-cell>
          <table:table-cell office:value-type="percentage" office:value="0.82778895298820909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12" table:style-name="ce48">
            <text:p>372.81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24" table:style-name="ce48">
            <text:p>511.524</text:p>
          </table:table-cell>
          <table:table-cell office:value-type="percentage" office:value="0.9705416943364007" table:style-name="ce49">
            <text:p>97,1%</text:p>
          </table:table-cell>
          <table:table-cell office:value-type="float" office:value="683556" table:style-name="ce48">
            <text:p>683.556</text:p>
          </table:table-cell>
          <table:table-cell office:value-type="percentage" office:value="0.94877980395803785" table:style-name="ce49">
            <text:p>94,9%</text:p>
          </table:table-cell>
          <table:table-cell office:value-type="float" office:value="943896" table:style-name="ce48">
            <text:p>943.896</text:p>
          </table:table-cell>
          <table:table-cell office:value-type="percentage" office:value="0.95366245722443543" table:style-name="ce49">
            <text:p>95,4%</text:p>
          </table:table-cell>
          <table:table-cell office:value-type="float" office:value="1034467" table:style-name="ce48">
            <text:p>1.034.467</text:p>
          </table:table-cell>
          <table:table-cell office:value-type="percentage" office:value="0.8948421022583265" table:style-name="ce49">
            <text:p>89,5%</text:p>
          </table:table-cell>
          <table:table-cell office:value-type="float" office:value="754614" table:style-name="ce48">
            <text:p>754.614</text:p>
          </table:table-cell>
          <table:table-cell office:value-type="percentage" office:value="0.83767444751810527" table:style-name="ce49">
            <text:p>83,8%</text:p>
          </table:table-cell>
          <table:table-cell office:value-type="float" office:value="607457" table:style-name="ce48">
            <text:p>607.457</text:p>
          </table:table-cell>
          <table:table-cell office:value-type="percentage" office:value="0.82584626344389356" table:style-name="ce49">
            <text:p>82,6%</text:p>
          </table:table-cell>
          <table:table-cell office:value-type="float" office:value="467615" table:style-name="ce48">
            <text:p>467.615</text:p>
          </table:table-cell>
          <table:table-cell office:value-type="percentage" office:value="0.81931352279496794" table:style-name="ce49">
            <text:p>81,9%</text:p>
          </table:table-cell>
          <table:table-cell office:value-type="float" office:value="5375941" table:style-name="ce48">
            <text:p>5.375.94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35569129519333" table:style-name="ce49">
            <text:p>90,0%</text:p>
          </table:table-cell>
          <table:table-cell office:value-type="percentage" office:value="0.79574864842621806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1" table:style-name="ce48">
            <text:p>42.291</text:p>
          </table:table-cell>
          <table:table-cell office:value-type="percentage" office:value="1" table:style-name="ce49">
            <text:p>100,0%</text:p>
          </table:table-cell>
          <table:table-cell office:value-type="float" office:value="55880" table:style-name="ce48">
            <text:p>55.880</text:p>
          </table:table-cell>
          <table:table-cell office:value-type="percentage" office:value="0.9865819209039548" table:style-name="ce49">
            <text:p>98,7%</text:p>
          </table:table-cell>
          <table:table-cell office:value-type="float" office:value="72244" table:style-name="ce48">
            <text:p>72.244</text:p>
          </table:table-cell>
          <table:table-cell office:value-type="percentage" office:value="0.95472446147746792" table:style-name="ce49">
            <text:p>95,5%</text:p>
          </table:table-cell>
          <table:table-cell office:value-type="float" office:value="92133" table:style-name="ce48">
            <text:p>92.133</text:p>
          </table:table-cell>
          <table:table-cell office:value-type="percentage" office:value="0.94303875207271393" table:style-name="ce49">
            <text:p>94,3%</text:p>
          </table:table-cell>
          <table:table-cell office:value-type="float" office:value="95855" table:style-name="ce48">
            <text:p>95.855</text:p>
          </table:table-cell>
          <table:table-cell office:value-type="percentage" office:value="0.90666174815319278" table:style-name="ce49">
            <text:p>90,7%</text:p>
          </table:table-cell>
          <table:table-cell office:value-type="float" office:value="65085" table:style-name="ce48">
            <text:p>65.085</text:p>
          </table:table-cell>
          <table:table-cell office:value-type="percentage" office:value="0.84824512244392603" table:style-name="ce49">
            <text:p>84,8%</text:p>
          </table:table-cell>
          <table:table-cell office:value-type="float" office:value="58563" table:style-name="ce48">
            <text:p>58.563</text:p>
          </table:table-cell>
          <table:table-cell office:value-type="percentage" office:value="0.85118165169617166" table:style-name="ce49">
            <text:p>85,1%</text:p>
          </table:table-cell>
          <table:table-cell office:value-type="float" office:value="51516" table:style-name="ce48">
            <text:p>51.516</text:p>
          </table:table-cell>
          <table:table-cell office:value-type="percentage" office:value="0.89560334486535353" table:style-name="ce49">
            <text:p>89,6%</text:p>
          </table:table-cell>
          <table:table-cell office:value-type="float" office:value="533567" table:style-name="ce48">
            <text:p>533.56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1966720328728968" table:style-name="ce49">
            <text:p>92,0%</text:p>
          </table:table-cell>
          <table:table-cell office:value-type="percentage" office:value="0.81131871774519737" table:style-name="ce49">
            <text:p>81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599" table:style-name="ce48">
            <text:p>162.599</text:p>
          </table:table-cell>
          <table:table-cell office:value-type="percentage" office:value="1.0192633175783259" table:style-name="ce49">
            <text:p>101,9%</text:p>
          </table:table-cell>
          <table:table-cell office:value-type="float" office:value="213017" table:style-name="ce48">
            <text:p>213.017</text:p>
          </table:table-cell>
          <table:table-cell office:value-type="percentage" office:value="0.98452159766321878" table:style-name="ce49">
            <text:p>98,5%</text:p>
          </table:table-cell>
          <table:table-cell office:value-type="float" office:value="275115" table:style-name="ce48">
            <text:p>275.115</text:p>
          </table:table-cell>
          <table:table-cell office:value-type="percentage" office:value="0.96815911994172354" table:style-name="ce49">
            <text:p>96,8%</text:p>
          </table:table-cell>
          <table:table-cell office:value-type="float" office:value="323830" table:style-name="ce48">
            <text:p>323.830</text:p>
          </table:table-cell>
          <table:table-cell office:value-type="percentage" office:value="0.95959012288608958" table:style-name="ce49">
            <text:p>96,0%</text:p>
          </table:table-cell>
          <table:table-cell office:value-type="float" office:value="322051" table:style-name="ce48">
            <text:p>322.051</text:p>
          </table:table-cell>
          <table:table-cell office:value-type="percentage" office:value="0.92526374459869454" table:style-name="ce49">
            <text:p>92,5%</text:p>
          </table:table-cell>
          <table:table-cell office:value-type="float" office:value="206841" table:style-name="ce48">
            <text:p>206.841</text:p>
          </table:table-cell>
          <table:table-cell office:value-type="percentage" office:value="0.87041471163759543" table:style-name="ce49">
            <text:p>87,0%</text:p>
          </table:table-cell>
          <table:table-cell office:value-type="float" office:value="170531" table:style-name="ce48">
            <text:p>170.531</text:p>
          </table:table-cell>
          <table:table-cell office:value-type="percentage" office:value="0.85601485831890167" table:style-name="ce49">
            <text:p>85,6%</text:p>
          </table:table-cell>
          <table:table-cell office:value-type="float" office:value="154291" table:style-name="ce48">
            <text:p>154.291</text:p>
          </table:table-cell>
          <table:table-cell office:value-type="percentage" office:value="0.89279989815816729" table:style-name="ce49">
            <text:p>89,3%</text:p>
          </table:table-cell>
          <table:table-cell office:value-type="float" office:value="1828275" table:style-name="ce48">
            <text:p>1.828.27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05802062444088" table:style-name="ce49">
            <text:p>93,5%</text:p>
          </table:table-cell>
          <table:table-cell office:value-type="percentage" office:value="0.83639155902261209" table:style-name="ce49">
            <text:p>83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378" table:style-name="ce48">
            <text:p>7.378</text:p>
          </table:table-cell>
          <table:table-cell office:value-type="percentage" office:value="0.92167395377888817" table:style-name="ce49">
            <text:p>92,2%</text:p>
          </table:table-cell>
          <table:table-cell office:value-type="float" office:value="9991" table:style-name="ce48">
            <text:p>9.991</text:p>
          </table:table-cell>
          <table:table-cell office:value-type="percentage" office:value="0.92500694380149984" table:style-name="ce49">
            <text:p>92,5%</text:p>
          </table:table-cell>
          <table:table-cell office:value-type="float" office:value="10483" table:style-name="ce48">
            <text:p>10.483</text:p>
          </table:table-cell>
          <table:table-cell office:value-type="percentage" office:value="0.95971802618328295" table:style-name="ce49">
            <text:p>96,0%</text:p>
          </table:table-cell>
          <table:table-cell office:value-type="float" office:value="8954" table:style-name="ce48">
            <text:p>8.954</text:p>
          </table:table-cell>
          <table:table-cell office:value-type="percentage" office:value="0.81756756756756754" table:style-name="ce49">
            <text:p>81,8%</text:p>
          </table:table-cell>
          <table:table-cell office:value-type="float" office:value="8945" table:style-name="ce48">
            <text:p>8.945</text:p>
          </table:table-cell>
          <table:table-cell office:value-type="percentage" office:value="0.76511846719698917" table:style-name="ce49">
            <text:p>76,5%</text:p>
          </table:table-cell>
          <table:table-cell office:value-type="float" office:value="8190" table:style-name="ce48">
            <text:p>8.190</text:p>
          </table:table-cell>
          <table:table-cell office:value-type="percentage" office:value="0.85490605427974953" table:style-name="ce49">
            <text:p>85,5%</text:p>
          </table:table-cell>
          <table:table-cell office:value-type="float" office:value="59357" table:style-name="ce48">
            <text:p>59.35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49579585738146" table:style-name="ce49">
            <text:p>86,9%</text:p>
          </table:table-cell>
          <table:table-cell office:value-type="percentage" office:value="0.7064459308276404" table:style-name="ce49">
            <text:p>70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8" table:style-name="ce48">
            <text:p>3.578</text:p>
          </table:table-cell>
          <table:table-cell office:value-type="string" table:style-name="ce49">
            <text:p>-</text:p>
          </table:table-cell>
          <table:table-cell office:value-type="float" office:value="9297" table:style-name="ce48">
            <text:p>9.297</text:p>
          </table:table-cell>
          <table:table-cell office:value-type="string" table:style-name="ce49">
            <text:p>-</text:p>
          </table:table-cell>
          <table:table-cell office:value-type="float" office:value="21640" table:style-name="ce48">
            <text:p>21.640</text:p>
          </table:table-cell>
          <table:table-cell office:value-type="string" table:style-name="ce49">
            <text:p>-</text:p>
          </table:table-cell>
          <table:table-cell office:value-type="float" office:value="31373" table:style-name="ce48">
            <text:p>31.373</text:p>
          </table:table-cell>
          <table:table-cell office:value-type="string" table:style-name="ce49">
            <text:p>-</text:p>
          </table:table-cell>
          <table:table-cell office:value-type="float" office:value="23744" table:style-name="ce48">
            <text:p>23.744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24" table:style-name="ce48">
            <text:p>90.924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7" table:style-name="ce51">
            <text:p>287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2" table:style-name="ce51">
            <text:p>1.812</text:p>
          </table:table-cell>
          <table:table-cell office:value-type="string" table:style-name="ce52">
            <text:p>-</text:p>
          </table:table-cell>
          <table:table-cell office:value-type="float" office:value="2221" table:style-name="ce51">
            <text:p>2.221</text:p>
          </table:table-cell>
          <table:table-cell office:value-type="string" table:style-name="ce52">
            <text:p>-</text:p>
          </table:table-cell>
          <table:table-cell office:value-type="float" office:value="1985" table:style-name="ce51">
            <text:p>1.985</text:p>
          </table:table-cell>
          <table:table-cell office:value-type="string" table:style-name="ce52">
            <text:p>-</text:p>
          </table:table-cell>
          <table:table-cell office:value-type="float" office:value="242" table:style-name="ce51">
            <text:p>242</text:p>
          </table:table-cell>
          <table:table-cell office:value-type="string" table:style-name="ce52">
            <text:p>-</text:p>
          </table:table-cell>
          <table:table-cell office:value-type="float" office:value="7493" table:style-name="ce51">
            <text:p>7.49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7826" table:style-name="ce55">
            <text:p>2.917.826</text:p>
          </table:table-cell>
          <table:table-cell office:value-type="percentage" office:value="1" table:style-name="ce56">
            <text:p>100,0%</text:p>
          </table:table-cell>
          <table:table-cell office:value-type="float" office:value="3939356" table:style-name="ce55">
            <text:p>3.939.356</text:p>
          </table:table-cell>
          <table:table-cell office:value-type="percentage" office:value="0.98562035053288499" table:style-name="ce56">
            <text:p>98,6%</text:p>
          </table:table-cell>
          <table:table-cell office:value-type="float" office:value="5270019" table:style-name="ce55">
            <text:p>5.270.019</text:p>
          </table:table-cell>
          <table:table-cell office:value-type="percentage" office:value="0.9568526379624015" table:style-name="ce56">
            <text:p>95,7%</text:p>
          </table:table-cell>
          <table:table-cell office:value-type="float" office:value="6702253" table:style-name="ce55">
            <text:p>6.702.253</text:p>
          </table:table-cell>
          <table:table-cell office:value-type="percentage" office:value="0.94004514066062117" table:style-name="ce56">
            <text:p>94,0%</text:p>
          </table:table-cell>
          <table:table-cell office:value-type="float" office:value="7024485" table:style-name="ce55">
            <text:p>7.024.485</text:p>
          </table:table-cell>
          <table:table-cell office:value-type="percentage" office:value="0.89863854913668084" table:style-name="ce56">
            <text:p>89,9%</text:p>
          </table:table-cell>
          <table:table-cell office:value-type="float" office:value="4980520" table:style-name="ce55">
            <text:p>4.980.520</text:p>
          </table:table-cell>
          <table:table-cell office:value-type="percentage" office:value="0.83818634067202735" table:style-name="ce56">
            <text:p>83,8%</text:p>
          </table:table-cell>
          <table:table-cell office:value-type="float" office:value="4079425" table:style-name="ce55">
            <text:p>4.079.425</text:p>
          </table:table-cell>
          <table:table-cell office:value-type="percentage" office:value="0.82837608295487664" table:style-name="ce56">
            <text:p>82,8%</text:p>
          </table:table-cell>
          <table:table-cell office:value-type="float" office:value="3452681" table:style-name="ce55">
            <text:p>3.452.681</text:p>
          </table:table-cell>
          <table:table-cell office:value-type="percentage" office:value="0.86664506338162861" table:style-name="ce56">
            <text:p>86,7%</text:p>
          </table:table-cell>
          <table:table-cell office:value-type="float" office:value="38366565" table:style-name="ce55">
            <text:p>38.366.56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48287275252337" table:style-name="ce56">
            <text:p>90,9%</text:p>
          </table:table-cell>
          <table:table-cell office:value-type="percentage" office:value="0.80944345368818893" table:style-name="ce56">
            <text:p>80,9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4559" table:style-name="ce62">
            <text:p>994.559</text:p>
          </table:table-cell>
          <table:table-cell office:value-type="percentage" office:value="0.91834041861650462" table:style-name="ce63">
            <text:p>91,8%</text:p>
          </table:table-cell>
          <table:table-cell office:value-type="float" office:value="854086" table:style-name="ce62">
            <text:p>854.086</text:p>
          </table:table-cell>
          <table:table-cell office:value-type="percentage" office:value="0.91816372844440675" table:style-name="ce63">
            <text:p>91,8%</text:p>
          </table:table-cell>
          <table:table-cell office:value-type="float" office:value="825022" table:style-name="ce62">
            <text:p>825.022</text:p>
          </table:table-cell>
          <table:table-cell office:value-type="percentage" office:value="0.67688392283564958" table:style-name="ce63">
            <text:p>67,7%</text:p>
          </table:table-cell>
          <table:table-cell office:value-type="float" office:value="608023" table:style-name="ce62">
            <text:p>608.023</text:p>
          </table:table-cell>
          <table:table-cell office:value-type="percentage" office:value="0.48224715500804244" table:style-name="ce63">
            <text:p>48,2%</text:p>
          </table:table-cell>
          <table:table-cell office:value-type="float" office:value="286172" table:style-name="ce62">
            <text:p>286.172</text:p>
          </table:table-cell>
          <table:table-cell office:value-type="percentage" office:value="0.30345111329313784" table:style-name="ce63">
            <text:p>30,3%</text:p>
          </table:table-cell>
          <table:table-cell office:value-type="float" office:value="147014" table:style-name="ce62">
            <text:p>147.014</text:p>
          </table:table-cell>
          <table:table-cell office:value-type="percentage" office:value="0.1878218698377859" table:style-name="ce63">
            <text:p>18,8%</text:p>
          </table:table-cell>
          <table:table-cell office:value-type="float" office:value="199392" table:style-name="ce62">
            <text:p>199.392</text:p>
          </table:table-cell>
          <table:table-cell office:value-type="percentage" office:value="0.62591269517393788" table:style-name="ce46">
            <text:p>62,6%</text:p>
          </table:table-cell>
          <table:table-cell office:value-type="float" office:value="739841" table:style-name="ce62">
            <text:p>739.841</text:p>
          </table:table-cell>
          <table:table-cell office:value-type="percentage" office:value="0.85545882682139152" table:style-name="ce46">
            <text:p>85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080" table:style-name="ce7">
            <text:p>201.080</text:p>
          </table:table-cell>
          <table:table-cell office:value-type="percentage" office:value="0.91546891148069398" table:style-name="ce49">
            <text:p>91,5%</text:p>
          </table:table-cell>
          <table:table-cell office:value-type="float" office:value="141152" table:style-name="ce7">
            <text:p>141.152</text:p>
          </table:table-cell>
          <table:table-cell office:value-type="percentage" office:value="0.9145463616278241" table:style-name="ce49">
            <text:p>91,5%</text:p>
          </table:table-cell>
          <table:table-cell office:value-type="float" office:value="129998" table:style-name="ce7">
            <text:p>129.998</text:p>
          </table:table-cell>
          <table:table-cell office:value-type="percentage" office:value="0.69655468038364676" table:style-name="ce49">
            <text:p>69,7%</text:p>
          </table:table-cell>
          <table:table-cell office:value-type="float" office:value="95982" table:style-name="ce7">
            <text:p>95.982</text:p>
          </table:table-cell>
          <table:table-cell office:value-type="percentage" office:value="0.50654141488772197" table:style-name="ce49">
            <text:p>50,7%</text:p>
          </table:table-cell>
          <table:table-cell office:value-type="float" office:value="42863" table:style-name="ce7">
            <text:p>42.863</text:p>
          </table:table-cell>
          <table:table-cell office:value-type="percentage" office:value="0.33452221146942218" table:style-name="ce49">
            <text:p>33,5%</text:p>
          </table:table-cell>
          <table:table-cell office:value-type="float" office:value="29690" table:style-name="ce7">
            <text:p>29.690</text:p>
          </table:table-cell>
          <table:table-cell office:value-type="percentage" office:value="0.27898891185867319" table:style-name="ce49">
            <text:p>27,9%</text:p>
          </table:table-cell>
          <table:table-cell office:value-type="float" office:value="36368" table:style-name="ce7">
            <text:p>36.368</text:p>
          </table:table-cell>
          <table:table-cell office:value-type="percentage" office:value="0.61862965230999523" table:style-name="ce49">
            <text:p>61,9%</text:p>
          </table:table-cell>
          <table:table-cell office:value-type="float" office:value="117168" table:style-name="ce7">
            <text:p>117.168</text:p>
          </table:table-cell>
          <table:table-cell office:value-type="percentage" office:value="0.86802041738589308" table:style-name="ce49">
            <text:p>86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498" table:style-name="ce7">
            <text:p>191.498</text:p>
          </table:table-cell>
          <table:table-cell office:value-type="percentage" office:value="0.94512772930074629" table:style-name="ce49">
            <text:p>94,5%</text:p>
          </table:table-cell>
          <table:table-cell office:value-type="float" office:value="141553" table:style-name="ce7">
            <text:p>141.553</text:p>
          </table:table-cell>
          <table:table-cell office:value-type="percentage" office:value="0.95608388774441933" table:style-name="ce49">
            <text:p>95,6%</text:p>
          </table:table-cell>
          <table:table-cell office:value-type="float" office:value="142702" table:style-name="ce7">
            <text:p>142.702</text:p>
          </table:table-cell>
          <table:table-cell office:value-type="percentage" office:value="0.93188274245263925" table:style-name="ce49">
            <text:p>93,2%</text:p>
          </table:table-cell>
          <table:table-cell office:value-type="float" office:value="122108" table:style-name="ce7">
            <text:p>122.108</text:p>
          </table:table-cell>
          <table:table-cell office:value-type="percentage" office:value="0.80880151549273382" table:style-name="ce49">
            <text:p>80,9%</text:p>
          </table:table-cell>
          <table:table-cell office:value-type="float" office:value="55535" table:style-name="ce7">
            <text:p>55.535</text:p>
          </table:table-cell>
          <table:table-cell office:value-type="percentage" office:value="0.61067065460023529" table:style-name="ce49">
            <text:p>61,1%</text:p>
          </table:table-cell>
          <table:table-cell office:value-type="float" office:value="36622" table:style-name="ce7">
            <text:p>36.622</text:p>
          </table:table-cell>
          <table:table-cell office:value-type="percentage" office:value="0.55050808730683665" table:style-name="ce49">
            <text:p>55,1%</text:p>
          </table:table-cell>
          <table:table-cell office:value-type="float" office:value="41512" table:style-name="ce7">
            <text:p>41.512</text:p>
          </table:table-cell>
          <table:table-cell office:value-type="percentage" office:value="0.91627855645072287" table:style-name="ce49">
            <text:p>91,6%</text:p>
          </table:table-cell>
          <table:table-cell office:value-type="float" office:value="113384" table:style-name="ce7">
            <text:p>113.384</text:p>
          </table:table-cell>
          <table:table-cell office:value-type="percentage" office:value="0.96467465287231147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8961" table:style-name="ce7">
            <text:p>118.961</text:p>
          </table:table-cell>
          <table:table-cell office:value-type="percentage" office:value="0.90879991443784902" table:style-name="ce49">
            <text:p>90,9%</text:p>
          </table:table-cell>
          <table:table-cell office:value-type="float" office:value="94470" table:style-name="ce7">
            <text:p>94.470</text:p>
          </table:table-cell>
          <table:table-cell office:value-type="percentage" office:value="0.84638403096330272" table:style-name="ce49">
            <text:p>84,6%</text:p>
          </table:table-cell>
          <table:table-cell office:value-type="float" office:value="96660" table:style-name="ce7">
            <text:p>96.660</text:p>
          </table:table-cell>
          <table:table-cell office:value-type="percentage" office:value="0.63480596583632698" table:style-name="ce49">
            <text:p>63,5%</text:p>
          </table:table-cell>
          <table:table-cell office:value-type="float" office:value="71578" table:style-name="ce7">
            <text:p>71.578</text:p>
          </table:table-cell>
          <table:table-cell office:value-type="percentage" office:value="0.41686856450635978" table:style-name="ce49">
            <text:p>41,7%</text:p>
          </table:table-cell>
          <table:table-cell office:value-type="float" office:value="30407" table:style-name="ce7">
            <text:p>30.407</text:p>
          </table:table-cell>
          <table:table-cell office:value-type="percentage" office:value="0.22977987017403328" table:style-name="ce49">
            <text:p>23,0%</text:p>
          </table:table-cell>
          <table:table-cell office:value-type="float" office:value="19261" table:style-name="ce7">
            <text:p>19.261</text:p>
          </table:table-cell>
          <table:table-cell office:value-type="percentage" office:value="0.18913186500260215" table:style-name="ce49">
            <text:p>18,9%</text:p>
          </table:table-cell>
          <table:table-cell office:value-type="float" office:value="33507" table:style-name="ce7">
            <text:p>33.507</text:p>
          </table:table-cell>
          <table:table-cell office:value-type="percentage" office:value="0.65707730321214264" table:style-name="ce49">
            <text:p>65,7%</text:p>
          </table:table-cell>
          <table:table-cell office:value-type="float" office:value="98397" table:style-name="ce7">
            <text:p>98.397</text:p>
          </table:table-cell>
          <table:table-cell office:value-type="percentage" office:value="0.82050148845509197" table:style-name="ce49">
            <text:p>8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481" table:style-name="ce7">
            <text:p>220.481</text:p>
          </table:table-cell>
          <table:table-cell office:value-type="percentage" office:value="0.90403303182634509" table:style-name="ce49">
            <text:p>90,4%</text:p>
          </table:table-cell>
          <table:table-cell office:value-type="float" office:value="192329" table:style-name="ce7">
            <text:p>192.329</text:p>
          </table:table-cell>
          <table:table-cell office:value-type="percentage" office:value="0.86128389422538676" table:style-name="ce49">
            <text:p>86,1%</text:p>
          </table:table-cell>
          <table:table-cell office:value-type="float" office:value="229790" table:style-name="ce7">
            <text:p>229.790</text:p>
          </table:table-cell>
          <table:table-cell office:value-type="percentage" office:value="0.71370890093985084" table:style-name="ce49">
            <text:p>71,4%</text:p>
          </table:table-cell>
          <table:table-cell office:value-type="float" office:value="168786" table:style-name="ce7">
            <text:p>168.786</text:p>
          </table:table-cell>
          <table:table-cell office:value-type="percentage" office:value="0.52824366321047311" table:style-name="ce49">
            <text:p>52,8%</text:p>
          </table:table-cell>
          <table:table-cell office:value-type="float" office:value="60833" table:style-name="ce7">
            <text:p>60.833</text:p>
          </table:table-cell>
          <table:table-cell office:value-type="percentage" office:value="0.26361107259238714" table:style-name="ce49">
            <text:p>26,4%</text:p>
          </table:table-cell>
          <table:table-cell office:value-type="float" office:value="28864" table:style-name="ce7">
            <text:p>28.864</text:p>
          </table:table-cell>
          <table:table-cell office:value-type="percentage" office:value="0.1536577835035082" table:style-name="ce49">
            <text:p>15,4%</text:p>
          </table:table-cell>
          <table:table-cell office:value-type="float" office:value="95028" table:style-name="ce7">
            <text:p>95.028</text:p>
          </table:table-cell>
          <table:table-cell office:value-type="percentage" office:value="0.70766962310940329" table:style-name="ce49">
            <text:p>70,8%</text:p>
          </table:table-cell>
          <table:table-cell office:value-type="float" office:value="183602" table:style-name="ce7">
            <text:p>183.602</text:p>
          </table:table-cell>
          <table:table-cell office:value-type="percentage" office:value="0.82441425017736392" table:style-name="ce49">
            <text:p>82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390" table:style-name="ce7">
            <text:p>92.390</text:p>
          </table:table-cell>
          <table:table-cell office:value-type="percentage" office:value="0.94017441919628775" table:style-name="ce49">
            <text:p>94,0%</text:p>
          </table:table-cell>
          <table:table-cell office:value-type="float" office:value="75339" table:style-name="ce7">
            <text:p>75.339</text:p>
          </table:table-cell>
          <table:table-cell office:value-type="percentage" office:value="0.97886079567601281" table:style-name="ce49">
            <text:p>97,9%</text:p>
          </table:table-cell>
          <table:table-cell office:value-type="float" office:value="69648" table:style-name="ce7">
            <text:p>69.648</text:p>
          </table:table-cell>
          <table:table-cell office:value-type="percentage" office:value="0.82144668404354437" table:style-name="ce49">
            <text:p>82,1%</text:p>
          </table:table-cell>
          <table:table-cell office:value-type="float" office:value="57187" table:style-name="ce7">
            <text:p>57.187</text:p>
          </table:table-cell>
          <table:table-cell office:value-type="percentage" office:value="0.64371503506342931" table:style-name="ce49">
            <text:p>64,4%</text:p>
          </table:table-cell>
          <table:table-cell office:value-type="float" office:value="25972" table:style-name="ce7">
            <text:p>25.972</text:p>
          </table:table-cell>
          <table:table-cell office:value-type="percentage" office:value="0.46342159731639426" table:style-name="ce49">
            <text:p>46,3%</text:p>
          </table:table-cell>
          <table:table-cell office:value-type="float" office:value="12393" table:style-name="ce7">
            <text:p>12.393</text:p>
          </table:table-cell>
          <table:table-cell office:value-type="percentage" office:value="0.29138060754255618" table:style-name="ce49">
            <text:p>29,1%</text:p>
          </table:table-cell>
          <table:table-cell office:value-type="float" office:value="19715" table:style-name="ce7">
            <text:p>19.715</text:p>
          </table:table-cell>
          <table:table-cell office:value-type="percentage" office:value="0.88858340469644381" table:style-name="ce49">
            <text:p>88,9%</text:p>
          </table:table-cell>
          <table:table-cell office:value-type="float" office:value="55691" table:style-name="ce7">
            <text:p>55.691</text:p>
          </table:table-cell>
          <table:table-cell office:value-type="percentage" office:value="0.94001181534306688" table:style-name="ce49">
            <text:p>94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347" table:style-name="ce7">
            <text:p>446.347</text:p>
          </table:table-cell>
          <table:table-cell office:value-type="percentage" office:value="0.93274221995603224" table:style-name="ce49">
            <text:p>93,3%</text:p>
          </table:table-cell>
          <table:table-cell office:value-type="float" office:value="294280" table:style-name="ce7">
            <text:p>294.280</text:p>
          </table:table-cell>
          <table:table-cell office:value-type="percentage" office:value="0.91255837607526713" table:style-name="ce49">
            <text:p>91,3%</text:p>
          </table:table-cell>
          <table:table-cell office:value-type="float" office:value="294411" table:style-name="ce7">
            <text:p>294.411</text:p>
          </table:table-cell>
          <table:table-cell office:value-type="percentage" office:value="0.83314514691275221" table:style-name="ce49">
            <text:p>83,3%</text:p>
          </table:table-cell>
          <table:table-cell office:value-type="float" office:value="216626" table:style-name="ce7">
            <text:p>216.626</text:p>
          </table:table-cell>
          <table:table-cell office:value-type="percentage" office:value="0.67367628857002471" table:style-name="ce49">
            <text:p>67,4%</text:p>
          </table:table-cell>
          <table:table-cell office:value-type="float" office:value="105101" table:style-name="ce7">
            <text:p>105.101</text:p>
          </table:table-cell>
          <table:table-cell office:value-type="percentage" office:value="0.49166148189383768" table:style-name="ce49">
            <text:p>49,2%</text:p>
          </table:table-cell>
          <table:table-cell office:value-type="float" office:value="55774" table:style-name="ce7">
            <text:p>55.774</text:p>
          </table:table-cell>
          <table:table-cell office:value-type="percentage" office:value="0.31957599197822661" table:style-name="ce49">
            <text:p>32,0%</text:p>
          </table:table-cell>
          <table:table-cell office:value-type="float" office:value="82070" table:style-name="ce7">
            <text:p>82.070</text:p>
          </table:table-cell>
          <table:table-cell office:value-type="percentage" office:value="0.85833812686293987" table:style-name="ce49">
            <text:p>85,8%</text:p>
          </table:table-cell>
          <table:table-cell office:value-type="float" office:value="225625" table:style-name="ce7">
            <text:p>225.625</text:p>
          </table:table-cell>
          <table:table-cell office:value-type="percentage" office:value="0.92739117925109948" table:style-name="ce49">
            <text:p>92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239" table:style-name="ce7">
            <text:p>271.239</text:p>
          </table:table-cell>
          <table:table-cell office:value-type="percentage" office:value="0.91687455633302906" table:style-name="ce49">
            <text:p>91,7%</text:p>
          </table:table-cell>
          <table:table-cell office:value-type="float" office:value="203805" table:style-name="ce7">
            <text:p>203.805</text:p>
          </table:table-cell>
          <table:table-cell office:value-type="percentage" office:value="0.92300898983265778" table:style-name="ce49">
            <text:p>92,3%</text:p>
          </table:table-cell>
          <table:table-cell office:value-type="float" office:value="215978" table:style-name="ce7">
            <text:p>215.978</text:p>
          </table:table-cell>
          <table:table-cell office:value-type="percentage" office:value="0.75983310113845848" table:style-name="ce49">
            <text:p>76,0%</text:p>
          </table:table-cell>
          <table:table-cell office:value-type="float" office:value="164075" table:style-name="ce7">
            <text:p>164.075</text:p>
          </table:table-cell>
          <table:table-cell office:value-type="percentage" office:value="0.57718420645306545" table:style-name="ce49">
            <text:p>57,7%</text:p>
          </table:table-cell>
          <table:table-cell office:value-type="float" office:value="70709" table:style-name="ce7">
            <text:p>70.709</text:p>
          </table:table-cell>
          <table:table-cell office:value-type="percentage" office:value="0.3466076479267462" table:style-name="ce49">
            <text:p>34,7%</text:p>
          </table:table-cell>
          <table:table-cell office:value-type="float" office:value="36391" table:style-name="ce7">
            <text:p>36.391</text:p>
          </table:table-cell>
          <table:table-cell office:value-type="percentage" office:value="0.2117972296589454" table:style-name="ce49">
            <text:p>21,2%</text:p>
          </table:table-cell>
          <table:table-cell office:value-type="float" office:value="64364" table:style-name="ce7">
            <text:p>64.364</text:p>
          </table:table-cell>
          <table:table-cell office:value-type="percentage" office:value="0.83192017371523108" table:style-name="ce49">
            <text:p>83,2%</text:p>
          </table:table-cell>
          <table:table-cell office:value-type="float" office:value="180539" table:style-name="ce7">
            <text:p>180.539</text:p>
          </table:table-cell>
          <table:table-cell office:value-type="percentage" office:value="0.87016811583026465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69907" table:style-name="ce7">
            <text:p>969.907</text:p>
          </table:table-cell>
          <table:table-cell office:value-type="percentage" office:value="0.90392162527644482" table:style-name="ce49">
            <text:p>90,4%</text:p>
          </table:table-cell>
          <table:table-cell office:value-type="float" office:value="709923" table:style-name="ce7">
            <text:p>709.923</text:p>
          </table:table-cell>
          <table:table-cell office:value-type="percentage" office:value="0.88985976294573021" table:style-name="ce49">
            <text:p>89,0%</text:p>
          </table:table-cell>
          <table:table-cell office:value-type="float" office:value="734012" table:style-name="ce7">
            <text:p>734.012</text:p>
          </table:table-cell>
          <table:table-cell office:value-type="percentage" office:value="0.70965727207950347" table:style-name="ce49">
            <text:p>71,0%</text:p>
          </table:table-cell>
          <table:table-cell office:value-type="float" office:value="603558" table:style-name="ce7">
            <text:p>603.558</text:p>
          </table:table-cell>
          <table:table-cell office:value-type="percentage" office:value="0.5259984731387457" table:style-name="ce49">
            <text:p>52,6%</text:p>
          </table:table-cell>
          <table:table-cell office:value-type="float" office:value="270267" table:style-name="ce7">
            <text:p>270.267</text:p>
          </table:table-cell>
          <table:table-cell office:value-type="percentage" office:value="0.33503827439799178" table:style-name="ce49">
            <text:p>33,5%</text:p>
          </table:table-cell>
          <table:table-cell office:value-type="float" office:value="130106" table:style-name="ce7">
            <text:p>130.106</text:p>
          </table:table-cell>
          <table:table-cell office:value-type="percentage" office:value="0.19401431553832388" table:style-name="ce49">
            <text:p>19,4%</text:p>
          </table:table-cell>
          <table:table-cell office:value-type="float" office:value="209385" table:style-name="ce7">
            <text:p>209.385</text:p>
          </table:table-cell>
          <table:table-cell office:value-type="percentage" office:value="0.60253115746642538" table:style-name="ce49">
            <text:p>60,3%</text:p>
          </table:table-cell>
          <table:table-cell office:value-type="float" office:value="699283" table:style-name="ce7">
            <text:p>699.283</text:p>
          </table:table-cell>
          <table:table-cell office:value-type="percentage" office:value="0.86990320489934225" table:style-name="ce49">
            <text:p>87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5726" table:style-name="ce7">
            <text:p>685.726</text:p>
          </table:table-cell>
          <table:table-cell office:value-type="percentage" office:value="0.94332817000998737" table:style-name="ce49">
            <text:p>94,3%</text:p>
          </table:table-cell>
          <table:table-cell office:value-type="float" office:value="549441" table:style-name="ce7">
            <text:p>549.441</text:p>
          </table:table-cell>
          <table:table-cell office:value-type="percentage" office:value="0.96353095291957558" table:style-name="ce49">
            <text:p>96,4%</text:p>
          </table:table-cell>
          <table:table-cell office:value-type="float" office:value="577982" table:style-name="ce7">
            <text:p>577.982</text:p>
          </table:table-cell>
          <table:table-cell office:value-type="percentage" office:value="0.80779250546464887" table:style-name="ce49">
            <text:p>80,8%</text:p>
          </table:table-cell>
          <table:table-cell office:value-type="float" office:value="470334" table:style-name="ce7">
            <text:p>470.334</text:p>
          </table:table-cell>
          <table:table-cell office:value-type="percentage" office:value="0.62165963059988527" table:style-name="ce49">
            <text:p>62,2%</text:p>
          </table:table-cell>
          <table:table-cell office:value-type="float" office:value="221834" table:style-name="ce7">
            <text:p>221.834</text:p>
          </table:table-cell>
          <table:table-cell office:value-type="percentage" office:value="0.42914903001648236" table:style-name="ce49">
            <text:p>42,9%</text:p>
          </table:table-cell>
          <table:table-cell office:value-type="float" office:value="126111" table:style-name="ce7">
            <text:p>126.111</text:p>
          </table:table-cell>
          <table:table-cell office:value-type="percentage" office:value="0.29169943469370763" table:style-name="ce49">
            <text:p>29,2%</text:p>
          </table:table-cell>
          <table:table-cell office:value-type="float" office:value="183352" table:style-name="ce7">
            <text:p>183.352</text:p>
          </table:table-cell>
          <table:table-cell office:value-type="percentage" office:value="0.8687362595709196" table:style-name="ce49">
            <text:p>86,9%</text:p>
          </table:table-cell>
          <table:table-cell office:value-type="float" office:value="426914" table:style-name="ce7">
            <text:p>426.914</text:p>
          </table:table-cell>
          <table:table-cell office:value-type="percentage" office:value="0.91482486253433959" table:style-name="ce49">
            <text:p>91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224" table:style-name="ce7">
            <text:p>154.224</text:p>
          </table:table-cell>
          <table:table-cell office:value-type="percentage" office:value="0.88964264082374322" table:style-name="ce49">
            <text:p>89,0%</text:p>
          </table:table-cell>
          <table:table-cell office:value-type="float" office:value="124800" table:style-name="ce7">
            <text:p>124.800</text:p>
          </table:table-cell>
          <table:table-cell office:value-type="percentage" office:value="0.94219256060457357" table:style-name="ce49">
            <text:p>94,2%</text:p>
          </table:table-cell>
          <table:table-cell office:value-type="float" office:value="128552" table:style-name="ce7">
            <text:p>128.552</text:p>
          </table:table-cell>
          <table:table-cell office:value-type="percentage" office:value="0.79685601646376236" table:style-name="ce49">
            <text:p>79,7%</text:p>
          </table:table-cell>
          <table:table-cell office:value-type="float" office:value="93835" table:style-name="ce7">
            <text:p>93.835</text:p>
          </table:table-cell>
          <table:table-cell office:value-type="percentage" office:value="0.64412608629992174" table:style-name="ce49">
            <text:p>64,4%</text:p>
          </table:table-cell>
          <table:table-cell office:value-type="float" office:value="51595" table:style-name="ce7">
            <text:p>51.595</text:p>
          </table:table-cell>
          <table:table-cell office:value-type="percentage" office:value="0.45844699359355978" table:style-name="ce49">
            <text:p>45,8%</text:p>
          </table:table-cell>
          <table:table-cell office:value-type="float" office:value="16123" table:style-name="ce7">
            <text:p>16.123</text:p>
          </table:table-cell>
          <table:table-cell office:value-type="percentage" office:value="0.17389287948402685" table:style-name="ce49">
            <text:p>17,4%</text:p>
          </table:table-cell>
          <table:table-cell office:value-type="float" office:value="34720" table:style-name="ce7">
            <text:p>34.720</text:p>
          </table:table-cell>
          <table:table-cell office:value-type="percentage" office:value="0.87072100313479628" table:style-name="ce49">
            <text:p>87,1%</text:p>
          </table:table-cell>
          <table:table-cell office:value-type="float" office:value="91625" table:style-name="ce7">
            <text:p>91.625</text:p>
          </table:table-cell>
          <table:table-cell office:value-type="percentage" office:value="0.90866266673278129" table:style-name="ce49">
            <text:p>90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219" table:style-name="ce7">
            <text:p>505.219</text:p>
          </table:table-cell>
          <table:table-cell office:value-type="percentage" office:value="0.94844747315461442" table:style-name="ce49">
            <text:p>94,8%</text:p>
          </table:table-cell>
          <table:table-cell office:value-type="float" office:value="333970" table:style-name="ce7">
            <text:p>333.970</text:p>
          </table:table-cell>
          <table:table-cell office:value-type="percentage" office:value="0.96144102440091661" table:style-name="ce49">
            <text:p>96,1%</text:p>
          </table:table-cell>
          <table:table-cell office:value-type="float" office:value="371301" table:style-name="ce7">
            <text:p>371.301</text:p>
          </table:table-cell>
          <table:table-cell office:value-type="percentage" office:value="0.94719401226017286" table:style-name="ce49">
            <text:p>94,7%</text:p>
          </table:table-cell>
          <table:table-cell office:value-type="float" office:value="370826" table:style-name="ce7">
            <text:p>370.826</text:p>
          </table:table-cell>
          <table:table-cell office:value-type="percentage" office:value="0.90455955819217859" table:style-name="ce49">
            <text:p>90,5%</text:p>
          </table:table-cell>
          <table:table-cell office:value-type="float" office:value="177489" table:style-name="ce7">
            <text:p>177.489</text:p>
          </table:table-cell>
          <table:table-cell office:value-type="percentage" office:value="0.6680102974053248" table:style-name="ce49">
            <text:p>66,8%</text:p>
          </table:table-cell>
          <table:table-cell office:value-type="float" office:value="117597" table:style-name="ce7">
            <text:p>117.597</text:p>
          </table:table-cell>
          <table:table-cell office:value-type="percentage" office:value="0.58629354312807547" table:style-name="ce49">
            <text:p>58,6%</text:p>
          </table:table-cell>
          <table:table-cell office:value-type="float" office:value="112671" table:style-name="ce7">
            <text:p>112.671</text:p>
          </table:table-cell>
          <table:table-cell office:value-type="percentage" office:value="0.90858580564000424" table:style-name="ce49">
            <text:p>90,9%</text:p>
          </table:table-cell>
          <table:table-cell office:value-type="float" office:value="298665" table:style-name="ce7">
            <text:p>298.665</text:p>
          </table:table-cell>
          <table:table-cell office:value-type="percentage" office:value="0.98182409909465673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854" table:style-name="ce7">
            <text:p>47.854</text:p>
          </table:table-cell>
          <table:table-cell office:value-type="percentage" office:value="0.92204238921001924" table:style-name="ce49">
            <text:p>92,2%</text:p>
          </table:table-cell>
          <table:table-cell office:value-type="float" office:value="35446" table:style-name="ce7">
            <text:p>35.446</text:p>
          </table:table-cell>
          <table:table-cell office:value-type="percentage" office:value="0.93193111607729717" table:style-name="ce49">
            <text:p>93,2%</text:p>
          </table:table-cell>
          <table:table-cell office:value-type="float" office:value="31438" table:style-name="ce7">
            <text:p>31.438</text:p>
          </table:table-cell>
          <table:table-cell office:value-type="percentage" office:value="0.69459357946134637" table:style-name="ce49">
            <text:p>69,5%</text:p>
          </table:table-cell>
          <table:table-cell office:value-type="float" office:value="24236" table:style-name="ce7">
            <text:p>24.236</text:p>
          </table:table-cell>
          <table:table-cell office:value-type="percentage" office:value="0.50977010285425828" table:style-name="ce49">
            <text:p>51,0%</text:p>
          </table:table-cell>
          <table:table-cell office:value-type="float" office:value="8536" table:style-name="ce7">
            <text:p>8.536</text:p>
          </table:table-cell>
          <table:table-cell office:value-type="percentage" office:value="0.27048608910577349" table:style-name="ce49">
            <text:p>27,0%</text:p>
          </table:table-cell>
          <table:table-cell office:value-type="float" office:value="3274" table:style-name="ce7">
            <text:p>3.274</text:p>
          </table:table-cell>
          <table:table-cell office:value-type="percentage" office:value="0.13305157069126672" table:style-name="ce49">
            <text:p>13,3%</text:p>
          </table:table-cell>
          <table:table-cell office:value-type="float" office:value="12409" table:style-name="ce7">
            <text:p>12.409</text:p>
          </table:table-cell>
          <table:table-cell office:value-type="percentage" office:value="0.87001332118067731" table:style-name="ce49">
            <text:p>87,0%</text:p>
          </table:table-cell>
          <table:table-cell office:value-type="float" office:value="24835" table:style-name="ce7">
            <text:p>24.835</text:p>
          </table:table-cell>
          <table:table-cell office:value-type="percentage" office:value="0.83953079575417489" table:style-name="ce49">
            <text:p>84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0504" table:style-name="ce7">
            <text:p>820.504</text:p>
          </table:table-cell>
          <table:table-cell office:value-type="percentage" office:value="0.92781929040545674" table:style-name="ce49">
            <text:p>92,8%</text:p>
          </table:table-cell>
          <table:table-cell office:value-type="float" office:value="603534" table:style-name="ce7">
            <text:p>603.534</text:p>
          </table:table-cell>
          <table:table-cell office:value-type="percentage" office:value="0.88293278092797078" table:style-name="ce49">
            <text:p>88,3%</text:p>
          </table:table-cell>
          <table:table-cell office:value-type="float" office:value="668690" table:style-name="ce7">
            <text:p>668.690</text:p>
          </table:table-cell>
          <table:table-cell office:value-type="percentage" office:value="0.70843609889225079" table:style-name="ce49">
            <text:p>70,8%</text:p>
          </table:table-cell>
          <table:table-cell office:value-type="float" office:value="537383" table:style-name="ce7">
            <text:p>537.383</text:p>
          </table:table-cell>
          <table:table-cell office:value-type="percentage" office:value="0.51947814671710169" table:style-name="ce49">
            <text:p>51,9%</text:p>
          </table:table-cell>
          <table:table-cell office:value-type="float" office:value="264743" table:style-name="ce7">
            <text:p>264.743</text:p>
          </table:table-cell>
          <table:table-cell office:value-type="percentage" office:value="0.35083234607362174" table:style-name="ce49">
            <text:p>35,1%</text:p>
          </table:table-cell>
          <table:table-cell office:value-type="float" office:value="151216" table:style-name="ce7">
            <text:p>151.216</text:p>
          </table:table-cell>
          <table:table-cell office:value-type="percentage" office:value="0.24893284627553885" table:style-name="ce49">
            <text:p>24,9%</text:p>
          </table:table-cell>
          <table:table-cell office:value-type="float" office:value="184495" table:style-name="ce7">
            <text:p>184.495</text:p>
          </table:table-cell>
          <table:table-cell office:value-type="percentage" office:value="0.77057211831630645" table:style-name="ce49">
            <text:p>77,1%</text:p>
          </table:table-cell>
          <table:table-cell office:value-type="float" office:value="549215" table:style-name="ce7">
            <text:p>549.215</text:p>
          </table:table-cell>
          <table:table-cell office:value-type="percentage" office:value="0.83274452483912642" table:style-name="ce49">
            <text:p>83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159" table:style-name="ce7">
            <text:p>92.159</text:p>
          </table:table-cell>
          <table:table-cell office:value-type="percentage" office:value="0.93875991891699173" table:style-name="ce49">
            <text:p>93,9%</text:p>
          </table:table-cell>
          <table:table-cell office:value-type="float" office:value="69303" table:style-name="ce7">
            <text:p>69.303</text:p>
          </table:table-cell>
          <table:table-cell office:value-type="percentage" office:value="0.95929073694701295" table:style-name="ce49">
            <text:p>95,9%</text:p>
          </table:table-cell>
          <table:table-cell office:value-type="float" office:value="68961" table:style-name="ce7">
            <text:p>68.961</text:p>
          </table:table-cell>
          <table:table-cell office:value-type="percentage" office:value="0.74849402494220307" table:style-name="ce49">
            <text:p>74,8%</text:p>
          </table:table-cell>
          <table:table-cell office:value-type="float" office:value="52483" table:style-name="ce7">
            <text:p>52.483</text:p>
          </table:table-cell>
          <table:table-cell office:value-type="percentage" office:value="0.54752490741223725" table:style-name="ce49">
            <text:p>54,8%</text:p>
          </table:table-cell>
          <table:table-cell office:value-type="float" office:value="23529" table:style-name="ce7">
            <text:p>23.529</text:p>
          </table:table-cell>
          <table:table-cell office:value-type="percentage" office:value="0.36151186909426136" table:style-name="ce49">
            <text:p>36,2%</text:p>
          </table:table-cell>
          <table:table-cell office:value-type="float" office:value="11946" table:style-name="ce7">
            <text:p>11.946</text:p>
          </table:table-cell>
          <table:table-cell office:value-type="percentage" office:value="0.2039854515649813" table:style-name="ce49">
            <text:p>20,4%</text:p>
          </table:table-cell>
          <table:table-cell office:value-type="float" office:value="19938" table:style-name="ce7">
            <text:p>19.938</text:p>
          </table:table-cell>
          <table:table-cell office:value-type="percentage" office:value="0.8370628489861035" table:style-name="ce49">
            <text:p>83,7%</text:p>
          </table:table-cell>
          <table:table-cell office:value-type="float" office:value="60146" table:style-name="ce7">
            <text:p>60.146</text:p>
          </table:table-cell>
          <table:table-cell office:value-type="percentage" office:value="0.89197686489693018" table:style-name="ce49">
            <text:p>89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2956" table:style-name="ce7">
            <text:p>342.956</text:p>
          </table:table-cell>
          <table:table-cell office:value-type="percentage" office:value="0.91304949735900498" table:style-name="ce49">
            <text:p>91,3%</text:p>
          </table:table-cell>
          <table:table-cell office:value-type="float" office:value="249216" table:style-name="ce7">
            <text:p>249.216</text:p>
          </table:table-cell>
          <table:table-cell office:value-type="percentage" office:value="0.90586118532250148" table:style-name="ce49">
            <text:p>90,6%</text:p>
          </table:table-cell>
          <table:table-cell office:value-type="float" office:value="249406" table:style-name="ce7">
            <text:p>249.406</text:p>
          </table:table-cell>
          <table:table-cell office:value-type="percentage" office:value="0.77017570947719483" table:style-name="ce49">
            <text:p>77,0%</text:p>
          </table:table-cell>
          <table:table-cell office:value-type="float" office:value="172294" table:style-name="ce7">
            <text:p>172.294</text:p>
          </table:table-cell>
          <table:table-cell office:value-type="percentage" office:value="0.53498979975221317" table:style-name="ce49">
            <text:p>53,5%</text:p>
          </table:table-cell>
          <table:table-cell office:value-type="float" office:value="64921" table:style-name="ce7">
            <text:p>64.921</text:p>
          </table:table-cell>
          <table:table-cell office:value-type="percentage" office:value="0.31386910718861349" table:style-name="ce49">
            <text:p>31,4%</text:p>
          </table:table-cell>
          <table:table-cell office:value-type="float" office:value="34297" table:style-name="ce7">
            <text:p>34.297</text:p>
          </table:table-cell>
          <table:table-cell office:value-type="percentage" office:value="0.20111885815482228" table:style-name="ce49">
            <text:p>20,1%</text:p>
          </table:table-cell>
          <table:table-cell office:value-type="float" office:value="79886" table:style-name="ce7">
            <text:p>79.886</text:p>
          </table:table-cell>
          <table:table-cell office:value-type="percentage" office:value="0.80697004899237335" table:style-name="ce49">
            <text:p>80,7%</text:p>
          </table:table-cell>
          <table:table-cell office:value-type="float" office:value="191897" table:style-name="ce7">
            <text:p>191.897</text:p>
          </table:table-cell>
          <table:table-cell office:value-type="percentage" office:value="0.869685612120498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574" table:style-name="ce7">
            <text:p>5.574</text:p>
          </table:table-cell>
          <table:table-cell office:value-type="percentage" office:value="0.85164247517188696" table:style-name="ce49">
            <text:p>85,2%</text:p>
          </table:table-cell>
          <table:table-cell office:value-type="float" office:value="6584" table:style-name="ce7">
            <text:p>6.584</text:p>
          </table:table-cell>
          <table:table-cell office:value-type="percentage" office:value="0.83162814197296953" table:style-name="ce49">
            <text:p>83,2%</text:p>
          </table:table-cell>
          <table:table-cell office:value-type="float" office:value="7155" table:style-name="ce7">
            <text:p>7.155</text:p>
          </table:table-cell>
          <table:table-cell office:value-type="percentage" office:value="0.6604818609803379" table:style-name="ce49">
            <text:p>66,0%</text:p>
          </table:table-cell>
          <table:table-cell office:value-type="float" office:value="5902" table:style-name="ce7">
            <text:p>5.902</text:p>
          </table:table-cell>
          <table:table-cell office:value-type="percentage" office:value="0.5207340744662079" table:style-name="ce49">
            <text:p>52,1%</text:p>
          </table:table-cell>
          <table:table-cell office:value-type="float" office:value="3009" table:style-name="ce7">
            <text:p>3.009</text:p>
          </table:table-cell>
          <table:table-cell office:value-type="percentage" office:value="0.32306205711831654" table:style-name="ce49">
            <text:p>32,3%</text:p>
          </table:table-cell>
          <table:table-cell office:value-type="float" office:value="1528" table:style-name="ce7">
            <text:p>1.528</text:p>
          </table:table-cell>
          <table:table-cell office:value-type="percentage" office:value="0.16885843739639739" table:style-name="ce49">
            <text:p>16,9%</text:p>
          </table:table-cell>
          <table:table-cell office:value-type="float" office:value="1554" table:style-name="ce7">
            <text:p>1.554</text:p>
          </table:table-cell>
          <table:table-cell office:value-type="percentage" office:value="0.40175801447776627" table:style-name="ce49">
            <text:p>40,2%</text:p>
          </table:table-cell>
          <table:table-cell office:value-type="float" office:value="7571" table:style-name="ce7">
            <text:p>7.571</text:p>
          </table:table-cell>
          <table:table-cell office:value-type="percentage" office:value="0.84734191382204815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59" table:style-name="ce7">
            <text:p>4.159</text:p>
          </table:table-cell>
          <table:table-cell office:value-type="percentage" office:value="0.76790989660265874" table:style-name="ce49">
            <text:p>76,8%</text:p>
          </table:table-cell>
          <table:table-cell office:value-type="float" office:value="5062" table:style-name="ce7">
            <text:p>5.062</text:p>
          </table:table-cell>
          <table:table-cell office:value-type="percentage" office:value="0.68609379235565193" table:style-name="ce49">
            <text:p>68,6%</text:p>
          </table:table-cell>
          <table:table-cell office:value-type="float" office:value="6214" table:style-name="ce7">
            <text:p>6.214</text:p>
          </table:table-cell>
          <table:table-cell office:value-type="percentage" office:value="0.62195976378740869" table:style-name="ce49">
            <text:p>62,2%</text:p>
          </table:table-cell>
          <table:table-cell office:value-type="float" office:value="5244" table:style-name="ce7">
            <text:p>5.244</text:p>
          </table:table-cell>
          <table:table-cell office:value-type="percentage" office:value="0.50023848135075832" table:style-name="ce49">
            <text:p>50,0%</text:p>
          </table:table-cell>
          <table:table-cell office:value-type="float" office:value="2532" table:style-name="ce7">
            <text:p>2.532</text:p>
          </table:table-cell>
          <table:table-cell office:value-type="percentage" office:value="0.28277864641501005" table:style-name="ce49">
            <text:p>28,3%</text:p>
          </table:table-cell>
          <table:table-cell office:value-type="float" office:value="1872" table:style-name="ce7">
            <text:p>1.872</text:p>
          </table:table-cell>
          <table:table-cell office:value-type="percentage" office:value="0.20927892677473448" table:style-name="ce49">
            <text:p>20,9%</text:p>
          </table:table-cell>
          <table:table-cell office:value-type="float" office:value="1300" table:style-name="ce7">
            <text:p>1.300</text:p>
          </table:table-cell>
          <table:table-cell office:value-type="percentage" office:value="0.28773793714032758" table:style-name="ce49">
            <text:p>28,8%</text:p>
          </table:table-cell>
          <table:table-cell office:value-type="float" office:value="6040" table:style-name="ce7">
            <text:p>6.040</text:p>
          </table:table-cell>
          <table:table-cell office:value-type="percentage" office:value="0.8499859273853082" table:style-name="ce49">
            <text:p>85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2" table:style-name="ce7">
            <text:p>2.282</text:p>
          </table:table-cell>
          <table:table-cell office:value-type="percentage" office:value="0.63778647288988266" table:style-name="ce49">
            <text:p>63,8%</text:p>
          </table:table-cell>
          <table:table-cell office:value-type="float" office:value="6247" table:style-name="ce7">
            <text:p>6.247</text:p>
          </table:table-cell>
          <table:table-cell office:value-type="percentage" office:value="0.67193718403786162" table:style-name="ce49">
            <text:p>67,2%</text:p>
          </table:table-cell>
          <table:table-cell office:value-type="float" office:value="13112" table:style-name="ce7">
            <text:p>13.112</text:p>
          </table:table-cell>
          <table:table-cell office:value-type="percentage" office:value="0.6059149722735675" table:style-name="ce49">
            <text:p>60,6%</text:p>
          </table:table-cell>
          <table:table-cell office:value-type="float" office:value="11311" table:style-name="ce7">
            <text:p>11.311</text:p>
          </table:table-cell>
          <table:table-cell office:value-type="percentage" office:value="0.36053294233895389" table:style-name="ce49">
            <text:p>36,1%</text:p>
          </table:table-cell>
          <table:table-cell office:value-type="float" office:value="6016" table:style-name="ce7">
            <text:p>6.016</text:p>
          </table:table-cell>
          <table:table-cell office:value-type="percentage" office:value="0.25336927223719674" table:style-name="ce49">
            <text:p>25,3%</text:p>
          </table:table-cell>
          <table:table-cell office:value-type="float" office:value="1148" table:style-name="ce7">
            <text:p>1.148</text:p>
          </table:table-cell>
          <table:table-cell office:value-type="percentage" office:value="0.90251572327044027" table:style-name="ce49">
            <text:p>90,3%</text:p>
          </table:table-cell>
          <table:table-cell office:value-type="float" office:value="23428" table:style-name="ce7">
            <text:p>23.428</text:p>
          </table:table-cell>
          <table:table-cell office:value-type="percentage" office:value="0.44077363034316674" table:style-name="ce49">
            <text:p>44,1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13" table:style-name="ce7">
            <text:p>213</text:p>
          </table:table-cell>
          <table:table-cell office:value-type="percentage" office:value="0.74216027874564461" table:style-name="ce52">
            <text:p>74,2%</text:p>
          </table:table-cell>
          <table:table-cell office:value-type="float" office:value="492" table:style-name="ce7">
            <text:p>492</text:p>
          </table:table-cell>
          <table:table-cell office:value-type="percentage" office:value="0.56682027649769584" table:style-name="ce52">
            <text:p>56,7%</text:p>
          </table:table-cell>
          <table:table-cell office:value-type="float" office:value="597" table:style-name="ce7">
            <text:p>597</text:p>
          </table:table-cell>
          <table:table-cell office:value-type="percentage" office:value="0.32947019867549671" table:style-name="ce52">
            <text:p>32,9%</text:p>
          </table:table-cell>
          <table:table-cell office:value-type="float" office:value="558" table:style-name="ce7">
            <text:p>558</text:p>
          </table:table-cell>
          <table:table-cell office:value-type="percentage" office:value="0.25123818099954975" table:style-name="ce52">
            <text:p>25,1%</text:p>
          </table:table-cell>
          <table:table-cell office:value-type="float" office:value="527" table:style-name="ce7">
            <text:p>527</text:p>
          </table:table-cell>
          <table:table-cell office:value-type="percentage" office:value="0.26549118387909321" table:style-name="ce52">
            <text:p>26,5%</text:p>
          </table:table-cell>
          <table:table-cell office:value-type="float" office:value="1028" table:style-name="ce7">
            <text:p>1.028</text:p>
          </table:table-cell>
          <table:table-cell office:value-type="percentage" office:value="0.2300290892817185" table:style-name="ce52">
            <text:p>23,0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22832" table:style-name="ce67">
            <text:p>6.322.832</text:p>
          </table:table-cell>
          <table:table-cell office:value-type="percentage" office:value="0.92207440315861533" table:style-name="ce68">
            <text:p>92,21%</text:p>
          </table:table-cell>
          <table:table-cell office:value-type="float" office:value="4812601" table:style-name="ce67">
            <text:p>4.812.601</text:p>
          </table:table-cell>
          <table:table-cell office:value-type="percentage" office:value="0.91320372848750642" table:style-name="ce68">
            <text:p>91,32%</text:p>
          </table:table-cell>
          <table:table-cell office:value-type="float" office:value="4995690" table:style-name="ce67">
            <text:p>4.995.690</text:p>
          </table:table-cell>
          <table:table-cell office:value-type="percentage" office:value="0.74537472697613771" table:style-name="ce68">
            <text:p>74,54%</text:p>
          </table:table-cell>
          <table:table-cell office:value-type="float" office:value="3968663" table:style-name="ce67">
            <text:p>3.968.663</text:p>
          </table:table-cell>
          <table:table-cell office:value-type="percentage" office:value="0.56497565301940289" table:style-name="ce68">
            <text:p>56,50%</text:p>
          </table:table-cell>
          <table:table-cell office:value-type="float" office:value="1826943" table:style-name="ce67">
            <text:p>1.826.943</text:p>
          </table:table-cell>
          <table:table-cell office:value-type="percentage" office:value="0.36681772184430539" table:style-name="ce68">
            <text:p>36,68%</text:p>
          </table:table-cell>
          <table:table-cell office:value-type="float" office:value="1000765" table:style-name="ce67">
            <text:p>1.000.765</text:p>
          </table:table-cell>
          <table:table-cell office:value-type="percentage" office:value="0.245320112515857" table:style-name="ce68">
            <text:p>24,53%</text:p>
          </table:table-cell>
          <table:table-cell office:value-type="float" office:value="1462808" table:style-name="ce67">
            <text:p>1.462.808</text:p>
          </table:table-cell>
          <table:table-cell office:value-type="percentage" office:value="0.73772259401776208" table:style-name="ce68">
            <text:p>73,77%</text:p>
          </table:table-cell>
          <table:table-cell office:value-type="float" office:value="4201529" table:style-name="ce67">
            <text:p>4.201.529</text:p>
          </table:table-cell>
          <table:table-cell office:value-type="percentage" office:value="0.87100976523427343" table:style-name="ce68">
            <text:p>87,10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3666" table:style-name="ce75">
            <text:p>403.666</text:p>
          </table:table-cell>
          <table:table-cell office:value-type="percentage" office:value="0.64521212915559123" table:style-name="ce76">
            <text:p>64,52%</text:p>
          </table:table-cell>
          <table:table-cell office:value-type="date" office:date-value="2022-02-09T00:00:00" table:style-name="ce77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008" table:style-name="ce79">
            <text:p>49.008</text:p>
          </table:table-cell>
          <table:table-cell office:value-type="percentage" office:value="0.54726357047939167" table:style-name="ce80">
            <text:p>54,73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765" table:style-name="ce79">
            <text:p>39.765</text:p>
          </table:table-cell>
          <table:table-cell office:value-type="percentage" office:value="0.74346557977788585" table:style-name="ce80">
            <text:p>74,35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8787" table:style-name="ce79">
            <text:p>28.787</text:p>
          </table:table-cell>
          <table:table-cell office:value-type="percentage" office:value="0.34106203497464577" table:style-name="ce80">
            <text:p>34,11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69854" table:style-name="ce79">
            <text:p>69.854</text:p>
          </table:table-cell>
          <table:table-cell office:value-type="percentage" office:value="0.52329013409244141" table:style-name="ce80">
            <text:p>52,33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133" table:style-name="ce79">
            <text:p>23.133</text:p>
          </table:table-cell>
          <table:table-cell office:value-type="percentage" office:value="0.62851165570830847" table:style-name="ce80">
            <text:p>62,85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2813" table:style-name="ce79">
            <text:p>92.813</text:p>
          </table:table-cell>
          <table:table-cell office:value-type="percentage" office:value="0.67777388307117092" table:style-name="ce80">
            <text:p>67,78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1926" table:style-name="ce79">
            <text:p>91.926</text:p>
          </table:table-cell>
          <table:table-cell office:value-type="percentage" office:value="0.62304126226752699" table:style-name="ce80">
            <text:p>62,30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3363" table:style-name="ce79">
            <text:p>223.363</text:p>
          </table:table-cell>
          <table:table-cell office:value-type="percentage" office:value="0.39955244144800039" table:style-name="ce80">
            <text:p>39,96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1867" table:style-name="ce79">
            <text:p>221.867</text:p>
          </table:table-cell>
          <table:table-cell office:value-type="percentage" office:value="0.62991028334563626" table:style-name="ce80">
            <text:p>62,99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0231" table:style-name="ce79">
            <text:p>50.231</text:p>
          </table:table-cell>
          <table:table-cell office:value-type="percentage" office:value="0.74365617505107628" table:style-name="ce80">
            <text:p>74,37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5587" table:style-name="ce79">
            <text:p>125.587</text:p>
          </table:table-cell>
          <table:table-cell office:value-type="percentage" office:value="0.82051365813183152" table:style-name="ce80">
            <text:p>82,05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695" table:style-name="ce79">
            <text:p>13.695</text:p>
          </table:table-cell>
          <table:table-cell office:value-type="percentage" office:value="0.62431619256017501" table:style-name="ce80">
            <text:p>62,43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6889" table:style-name="ce79">
            <text:p>226.889</text:p>
          </table:table-cell>
          <table:table-cell office:value-type="percentage" office:value="0.46185679913038874" table:style-name="ce80">
            <text:p>46,19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087" table:style-name="ce79">
            <text:p>64.087</text:p>
          </table:table-cell>
          <table:table-cell office:value-type="percentage" office:value="0.53119431067494427" table:style-name="ce80">
            <text:p>53,12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682" table:style-name="ce79">
            <text:p>25.682</text:p>
          </table:table-cell>
          <table:table-cell office:value-type="percentage" office:value="0.52609800065552281" table:style-name="ce80">
            <text:p>52,61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736" table:style-name="ce79">
            <text:p>78.736</text:p>
          </table:table-cell>
          <table:table-cell office:value-type="percentage" office:value="0.53445560684224813" table:style-name="ce80">
            <text:p>53,45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11" table:style-name="ce79">
            <text:p>3.311</text:p>
          </table:table-cell>
          <table:table-cell office:value-type="percentage" office:value="0.33868657937806873" table:style-name="ce80">
            <text:p>33,87%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9T00:00:00" table:style-name="ce81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09T00:00:00" table:style-name="ce85">
            <text:p>09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35241" table:style-name="ce87">
            <text:p>1.835.241</text:p>
          </table:table-cell>
          <table:table-cell office:value-type="percentage" office:value="0.55826332636837928" table:style-name="ce88">
            <text:p>55,83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0T16:14:42Z</dc:date>
  </office:meta>
</office:document-meta>
</file>